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5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8">
      <style:table-cell-properties style:vertical-align="automatic" fo:background-color="transparent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Excel_BuiltIn_Comma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4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OUT_201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4" table:default-cell-style-name="ce1"/>
        <table:table-column table:style-name="co13" table:number-columns-repeated="15360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496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Outubro-2016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2650.58" table:style-name="ce14">
            <text:p>2.651<text:s/></text:p>
          </table:table-cell>
          <table:table-cell office:value-type="float" office:value="57577.89" table:style-name="ce14">
            <text:p>57.578<text:s/></text:p>
          </table:table-cell>
          <table:table-cell office:value-type="float" office:value="42864046.82" table:style-name="ce14">
            <text:p>42.864.047<text:s/></text:p>
          </table:table-cell>
          <table:table-cell office:value-type="float" office:value="9555.76" table:style-name="ce14">
            <text:p>9.556<text:s/></text:p>
          </table:table-cell>
          <table:table-cell office:value-type="float" office:value="79431973.189999998" table:style-name="ce14">
            <text:p>79.431.973<text:s/></text:p>
          </table:table-cell>
          <table:table-cell office:value-type="float" office:value="52757433.590000004" table:style-name="ce14">
            <text:p>52.757.434<text:s/></text:p>
          </table:table-cell>
          <table:table-cell office:value-type="float" office:value="2746370.5100000002" table:style-name="ce14">
            <text:p>2.746.371<text:s/></text:p>
          </table:table-cell>
          <table:table-cell office:value-type="float" office:value="103984825.43000001" table:style-name="ce14">
            <text:p>103.984.825<text:s/></text:p>
          </table:table-cell>
          <table:table-cell office:value-type="float" office:value="26703666.77" table:style-name="ce14">
            <text:p>26.703.667<text:s/></text:p>
          </table:table-cell>
          <table:table-cell office:value-type="float" office:value="1795755.29" table:style-name="ce14">
            <text:p>1.795.755<text:s/></text:p>
          </table:table-cell>
          <table:table-cell office:value-type="float" office:value="66430980.82" table:style-name="ce14">
            <text:p>66.430.981<text:s/></text:p>
          </table:table-cell>
          <table:table-cell office:value-type="float" office:value="135168.94" table:style-name="ce14">
            <text:p>135.169<text:s/></text:p>
          </table:table-cell>
          <table:table-cell office:value-type="float" office:value="819282.96" table:style-name="ce14">
            <text:p>819.283<text:s/></text:p>
          </table:table-cell>
          <table:table-cell office:value-type="float" office:value="14620136.4" table:style-name="ce14">
            <text:p>14.620.136<text:s/></text:p>
          </table:table-cell>
          <table:table-cell office:value-type="float" office:value="2878330.63" table:style-name="ce14">
            <text:p>2.878.331<text:s/></text:p>
          </table:table-cell>
          <table:table-cell office:value-type="float" office:value="79458983.650000006" table:style-name="ce14">
            <text:p>79.458.984<text:s/></text:p>
          </table:table-cell>
          <table:table-cell office:value-type="float" office:value="6941.06" table:style-name="ce14">
            <text:p>6.941<text:s/></text:p>
          </table:table-cell>
          <table:table-cell office:value-type="float" office:value="205590562.21000001" table:style-name="ce14">
            <text:p>205.590.562<text:s/></text:p>
          </table:table-cell>
          <table:table-cell office:value-type="float" office:value="204549260.75999999" table:style-name="ce14">
            <text:p>204.549.261<text:s/></text:p>
          </table:table-cell>
          <table:table-cell office:value-type="float" office:value="399252.39" table:style-name="ce14">
            <text:p>399.252<text:s/></text:p>
          </table:table-cell>
          <table:table-cell office:value-type="float" office:value="3645.85" table:style-name="ce14">
            <text:p>3.646<text:s/></text:p>
          </table:table-cell>
          <table:table-cell office:value-type="float" office:value="18346.09" table:style-name="ce14">
            <text:p>18.346<text:s/></text:p>
          </table:table-cell>
          <table:table-cell office:value-type="float" office:value="81472952.239999995" table:style-name="ce14">
            <text:p>81.472.952<text:s/></text:p>
          </table:table-cell>
          <table:table-cell office:value-type="float" office:value="372377629.69" table:style-name="ce14">
            <text:p>372.377.630<text:s/></text:p>
          </table:table-cell>
          <table:table-cell office:value-type="float" office:value="4929.4399999999996" table:style-name="ce14">
            <text:p>4.929<text:s/></text:p>
          </table:table-cell>
          <table:table-cell office:value-type="float" office:value="1232536792.74" table:style-name="ce14">
            <text:p>1.232.536.793<text:s/></text:p>
          </table:table-cell>
          <table:table-cell office:value-type="float" office:value="1449.25" table:style-name="ce14">
            <text:p>1.449<text:s/></text:p>
          </table:table-cell>
          <table:table-cell office:value-type="float" office:value="2571658500.9499998" table:style-name="ce15">
            <text:p>2.571.658.50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-0.1" table:style-name="ce14">
            <text:p>(0)</text:p>
          </table:table-cell>
          <table:table-cell office:value-type="float" office:value="1393.98" table:style-name="ce14">
            <text:p>1.394<text:s/></text:p>
          </table:table-cell>
          <table:table-cell office:value-type="float" office:value="-10.71" table:style-name="ce14">
            <text:p>(11)</text:p>
          </table:table-cell>
          <table:table-cell office:value-type="float" office:value="0" table:style-name="ce14">
            <text:p>-<text:s/></text:p>
          </table:table-cell>
          <table:table-cell office:value-type="float" office:value="51100.53" table:style-name="ce14">
            <text:p>51.101<text:s/></text:p>
          </table:table-cell>
          <table:table-cell office:value-type="float" office:value="31395.45" table:style-name="ce14">
            <text:p>31.395<text:s/></text:p>
          </table:table-cell>
          <table:table-cell office:value-type="float" office:value="1236.96" table:style-name="ce14">
            <text:p>1.237<text:s/></text:p>
          </table:table-cell>
          <table:table-cell office:value-type="float" office:value="69.3" table:style-name="ce14">
            <text:p>69<text:s/></text:p>
          </table:table-cell>
          <table:table-cell office:value-type="float" office:value="23790.1" table:style-name="ce14">
            <text:p>23.790<text:s/></text:p>
          </table:table-cell>
          <table:table-cell office:value-type="float" office:value="66.66" table:style-name="ce14">
            <text:p>67<text:s/></text:p>
          </table:table-cell>
          <table:table-cell office:value-type="float" office:value="2823.08" table:style-name="ce14">
            <text:p>2.823<text:s/></text:p>
          </table:table-cell>
          <table:table-cell office:value-type="float" office:value="595.95000000000005" table:style-name="ce14">
            <text:p>596<text:s/></text:p>
          </table:table-cell>
          <table:table-cell office:value-type="float" office:value="3740.7" table:style-name="ce14">
            <text:p>3.741<text:s/></text:p>
          </table:table-cell>
          <table:table-cell office:value-type="float" office:value="304775.31" table:style-name="ce14">
            <text:p>304.775<text:s/></text:p>
          </table:table-cell>
          <table:table-cell office:value-type="float" office:value="-224.59" table:style-name="ce14">
            <text:p>(225)</text:p>
          </table:table-cell>
          <table:table-cell office:value-type="float" office:value="7356.06" table:style-name="ce14">
            <text:p>7.356<text:s/></text:p>
          </table:table-cell>
          <table:table-cell office:value-type="float" office:value="8.3699999999999992" table:style-name="ce14">
            <text:p>8<text:s/></text:p>
          </table:table-cell>
          <table:table-cell office:value-type="float" office:value="66759.56" table:style-name="ce14">
            <text:p>66.760<text:s/></text:p>
          </table:table-cell>
          <table:table-cell office:value-type="float" office:value="2091.1" table:style-name="ce14">
            <text:p>2.091<text:s/></text:p>
          </table:table-cell>
          <table:table-cell office:value-type="float" office:value="986.04" table:style-name="ce14">
            <text:p>986<text:s/></text:p>
          </table:table-cell>
          <table:table-cell office:value-type="float" office:value="-10.61" table:style-name="ce14">
            <text:p>(11)</text:p>
          </table:table-cell>
          <table:table-cell office:value-type="float" office:value="1587.16" table:style-name="ce14">
            <text:p>1.587<text:s/></text:p>
          </table:table-cell>
          <table:table-cell office:value-type="float" office:value="70183.95" table:style-name="ce14">
            <text:p>70.184<text:s/></text:p>
          </table:table-cell>
          <table:table-cell office:value-type="float" office:value="165732.73000000001" table:style-name="ce14">
            <text:p>165.733<text:s/></text:p>
          </table:table-cell>
          <table:table-cell office:value-type="float" office:value="-2.12" table:style-name="ce14">
            <text:p>(2)</text:p>
          </table:table-cell>
          <table:table-cell office:value-type="float" office:value="621014.03" table:style-name="ce14">
            <text:p>621.014<text:s/></text:p>
          </table:table-cell>
          <table:table-cell office:value-type="float" office:value="-0.05" table:style-name="ce14">
            <text:p>(0)</text:p>
          </table:table-cell>
          <table:table-cell office:value-type="float" office:value="1356458.8399999999" table:style-name="ce15">
            <text:p>1.356.45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302325.13" table:style-name="ce14">
            <text:p>302.325<text:s/></text:p>
          </table:table-cell>
          <table:table-cell office:value-type="float" office:value="6908376.9900000002" table:style-name="ce14">
            <text:p>6.908.377<text:s/></text:p>
          </table:table-cell>
          <table:table-cell office:value-type="float" office:value="16340111.15" table:style-name="ce14">
            <text:p>16.340.111<text:s/></text:p>
          </table:table-cell>
          <table:table-cell office:value-type="float" office:value="42652.800000000003" table:style-name="ce14">
            <text:p>42.653<text:s/></text:p>
          </table:table-cell>
          <table:table-cell office:value-type="float" office:value="135994380.25" table:style-name="ce14">
            <text:p>135.994.380<text:s/></text:p>
          </table:table-cell>
          <table:table-cell office:value-type="float" office:value="43145473.640000001" table:style-name="ce14">
            <text:p>43.145.474<text:s/></text:p>
          </table:table-cell>
          <table:table-cell office:value-type="float" office:value="6314587.8200000003" table:style-name="ce14">
            <text:p>6.314.588<text:s/></text:p>
          </table:table-cell>
          <table:table-cell office:value-type="float" office:value="105117560.48999999" table:style-name="ce14">
            <text:p>105.117.560<text:s/></text:p>
          </table:table-cell>
          <table:table-cell office:value-type="float" office:value="32879080.91" table:style-name="ce14">
            <text:p>32.879.081<text:s/></text:p>
          </table:table-cell>
          <table:table-cell office:value-type="float" office:value="6004042.0499999998" table:style-name="ce14">
            <text:p>6.004.042<text:s/></text:p>
          </table:table-cell>
          <table:table-cell office:value-type="float" office:value="516995945.43000001" table:style-name="ce14">
            <text:p>516.995.945<text:s/></text:p>
          </table:table-cell>
          <table:table-cell office:value-type="float" office:value="5874312.4800000004" table:style-name="ce14">
            <text:p>5.874.312<text:s/></text:p>
          </table:table-cell>
          <table:table-cell office:value-type="float" office:value="8464815" table:style-name="ce14">
            <text:p>8.464.815<text:s/></text:p>
          </table:table-cell>
          <table:table-cell office:value-type="float" office:value="7747764.6799999997" table:style-name="ce14">
            <text:p>7.747.765<text:s/></text:p>
          </table:table-cell>
          <table:table-cell office:value-type="float" office:value="7182605.8099999996" table:style-name="ce14">
            <text:p>7.182.606<text:s/></text:p>
          </table:table-cell>
          <table:table-cell office:value-type="float" office:value="104433803.53" table:style-name="ce14">
            <text:p>104.433.804<text:s/></text:p>
          </table:table-cell>
          <table:table-cell office:value-type="float" office:value="4770408.3499999996" table:style-name="ce14">
            <text:p>4.770.408<text:s/></text:p>
          </table:table-cell>
          <table:table-cell office:value-type="float" office:value="201280046.38" table:style-name="ce14">
            <text:p>201.280.046<text:s/></text:p>
          </table:table-cell>
          <table:table-cell office:value-type="float" office:value="267020516.66999999" table:style-name="ce14">
            <text:p>267.020.517<text:s/></text:p>
          </table:table-cell>
          <table:table-cell office:value-type="float" office:value="3262835.94" table:style-name="ce14">
            <text:p>3.262.836<text:s/></text:p>
          </table:table-cell>
          <table:table-cell office:value-type="float" office:value="1975917.14" table:style-name="ce14">
            <text:p>1.975.917<text:s/></text:p>
          </table:table-cell>
          <table:table-cell office:value-type="float" office:value="44701.32" table:style-name="ce14">
            <text:p>44.701<text:s/></text:p>
          </table:table-cell>
          <table:table-cell office:value-type="float" office:value="405887774.52999997" table:style-name="ce14">
            <text:p>405.887.775<text:s/></text:p>
          </table:table-cell>
          <table:table-cell office:value-type="float" office:value="315294797.70999998" table:style-name="ce14">
            <text:p>315.294.798<text:s/></text:p>
          </table:table-cell>
          <table:table-cell office:value-type="float" office:value="7632990.1900000004" table:style-name="ce14">
            <text:p>7.632.990<text:s/></text:p>
          </table:table-cell>
          <table:table-cell office:value-type="float" office:value="1702712637.5699999" table:style-name="ce14">
            <text:p>1.702.712.638<text:s/></text:p>
          </table:table-cell>
          <table:table-cell office:value-type="float" office:value="277289.61" table:style-name="ce14">
            <text:p>277.290<text:s/></text:p>
          </table:table-cell>
          <table:table-cell office:value-type="float" office:value="3913907753.5700002" table:style-name="ce15">
            <text:p>3.913.907.75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66026.89" table:style-name="ce14">
            <text:p>66.02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23945.71" table:style-name="ce14">
            <text:p>23.94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52264439.06" table:style-name="ce14">
            <text:p>352.264.43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772.04" table:style-name="ce14">
            <text:p>772<text:s/></text:p>
          </table:table-cell>
          <table:table-cell office:value-type="float" office:value="18500" table:style-name="ce14">
            <text:p>18.500<text:s/></text:p>
          </table:table-cell>
          <table:table-cell office:value-type="float" office:value="13998.86" table:style-name="ce14">
            <text:p>13.99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69457978.239999995" table:style-name="ce14">
            <text:p>69.457.978<text:s/></text:p>
          </table:table-cell>
          <table:table-cell office:value-type="float" office:value="1768.8" table:style-name="ce14">
            <text:p>1.769<text:s/></text:p>
          </table:table-cell>
          <table:table-cell office:value-type="float" office:value="910516.63" table:style-name="ce14">
            <text:p>910.517<text:s/></text:p>
          </table:table-cell>
          <table:table-cell office:value-type="float" office:value="122195.5" table:style-name="ce14">
            <text:p>122.19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22880141.73000008" table:style-name="ce15">
            <text:p>422.880.14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267762.42" table:style-name="ce14">
            <text:p>267.762<text:s/></text:p>
          </table:table-cell>
          <table:table-cell office:value-type="float" office:value="940787.12" table:style-name="ce14">
            <text:p>940.787<text:s/></text:p>
          </table:table-cell>
          <table:table-cell office:value-type="float" office:value="3508064.52" table:style-name="ce14">
            <text:p>3.508.06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5939460.550000001" table:style-name="ce14">
            <text:p>15.939.461<text:s/></text:p>
          </table:table-cell>
          <table:table-cell office:value-type="float" office:value="16718649.300000001" table:style-name="ce14">
            <text:p>16.718.649<text:s/></text:p>
          </table:table-cell>
          <table:table-cell office:value-type="float" office:value="2167714.83" table:style-name="ce14">
            <text:p>2.167.715<text:s/></text:p>
          </table:table-cell>
          <table:table-cell office:value-type="float" office:value="958391.14" table:style-name="ce14">
            <text:p>958.391<text:s/></text:p>
          </table:table-cell>
          <table:table-cell office:value-type="float" office:value="6814964.2300000004" table:style-name="ce14">
            <text:p>6.814.964<text:s/></text:p>
          </table:table-cell>
          <table:table-cell office:value-type="float" office:value="5226439.3" table:style-name="ce14">
            <text:p>5.226.439<text:s/></text:p>
          </table:table-cell>
          <table:table-cell office:value-type="float" office:value="22964940.34" table:style-name="ce14">
            <text:p>22.964.940<text:s/></text:p>
          </table:table-cell>
          <table:table-cell office:value-type="float" office:value="505671.43" table:style-name="ce14">
            <text:p>505.671<text:s/></text:p>
          </table:table-cell>
          <table:table-cell office:value-type="float" office:value="5064662.82" table:style-name="ce14">
            <text:p>5.064.663<text:s/></text:p>
          </table:table-cell>
          <table:table-cell office:value-type="float" office:value="1745181.36" table:style-name="ce14">
            <text:p>1.745.181<text:s/></text:p>
          </table:table-cell>
          <table:table-cell office:value-type="float" office:value="2927592.59" table:style-name="ce14">
            <text:p>2.927.593<text:s/></text:p>
          </table:table-cell>
          <table:table-cell office:value-type="float" office:value="22954960.300000001" table:style-name="ce14">
            <text:p>22.954.960<text:s/></text:p>
          </table:table-cell>
          <table:table-cell office:value-type="float" office:value="1342702.29" table:style-name="ce14">
            <text:p>1.342.702<text:s/></text:p>
          </table:table-cell>
          <table:table-cell office:value-type="float" office:value="6557805.46" table:style-name="ce14">
            <text:p>6.557.805<text:s/></text:p>
          </table:table-cell>
          <table:table-cell office:value-type="float" office:value="36933242.18" table:style-name="ce14">
            <text:p>36.933.242<text:s/></text:p>
          </table:table-cell>
          <table:table-cell office:value-type="float" office:value="780178.13" table:style-name="ce14">
            <text:p>780.178<text:s/></text:p>
          </table:table-cell>
          <table:table-cell office:value-type="float" office:value="193952.81" table:style-name="ce14">
            <text:p>193.953<text:s/></text:p>
          </table:table-cell>
          <table:table-cell office:value-type="float" office:value="3784.12" table:style-name="ce14">
            <text:p>3.784<text:s/></text:p>
          </table:table-cell>
          <table:table-cell office:value-type="float" office:value="14182424.01" table:style-name="ce14">
            <text:p>14.182.424<text:s/></text:p>
          </table:table-cell>
          <table:table-cell office:value-type="float" office:value="10651497.43" table:style-name="ce14">
            <text:p>10.651.497<text:s/></text:p>
          </table:table-cell>
          <table:table-cell office:value-type="float" office:value="1790582.69" table:style-name="ce14">
            <text:p>1.790.583<text:s/></text:p>
          </table:table-cell>
          <table:table-cell office:value-type="float" office:value="84283629.680000007" table:style-name="ce14">
            <text:p>84.283.630<text:s/></text:p>
          </table:table-cell>
          <table:table-cell office:value-type="float" office:value="19961.240000000002" table:style-name="ce14">
            <text:p>19.961<text:s/></text:p>
          </table:table-cell>
          <table:table-cell office:value-type="float" office:value="265445002.29000002" table:style-name="ce15">
            <text:p>265.445.00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12316.53" table:style-name="ce14">
            <text:p>12.31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6496.36" table:style-name="ce14">
            <text:p>6.49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6999.1" table:style-name="ce14">
            <text:p>26.999<text:s/></text:p>
          </table:table-cell>
          <table:table-cell office:value-type="float" office:value="4326.66" table:style-name="ce14">
            <text:p>4.32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8629671.9100000001" table:style-name="ce14">
            <text:p>8.629.67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7432.599999999999" table:style-name="ce14">
            <text:p>17.43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512.57" table:style-name="ce14">
            <text:p>1.513<text:s/></text:p>
          </table:table-cell>
          <table:table-cell office:value-type="float" office:value="23168.99" table:style-name="ce14">
            <text:p>23.169<text:s/></text:p>
          </table:table-cell>
          <table:table-cell office:value-type="float" office:value="11196678.99" table:style-name="ce14">
            <text:p>11.196.67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2487.14" table:style-name="ce14">
            <text:p>22.487<text:s/></text:p>
          </table:table-cell>
          <table:table-cell office:value-type="float" office:value="18019223.84" table:style-name="ce14">
            <text:p>18.019.224<text:s/></text:p>
          </table:table-cell>
          <table:table-cell office:value-type="float" office:value="4864.2299999999996" table:style-name="ce14">
            <text:p>4.864<text:s/></text:p>
          </table:table-cell>
          <table:table-cell office:value-type="float" office:value="11106.4" table:style-name="ce14">
            <text:p>11.10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66145914.149999999" table:style-name="ce14">
            <text:p>66.145.914<text:s/></text:p>
          </table:table-cell>
          <table:table-cell office:value-type="float" office:value="13205741" table:style-name="ce14">
            <text:p>13.205.74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61403453.59999999" table:style-name="ce14">
            <text:p>161.403.45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78731394.06999999" table:style-name="ce15">
            <text:p>278.731.39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3448.98" table:style-name="ce14">
            <text:p>3.449<text:s/></text:p>
          </table:table-cell>
          <table:table-cell office:value-type="float" office:value="10873.08" table:style-name="ce14">
            <text:p>10.873<text:s/></text:p>
          </table:table-cell>
          <table:table-cell office:value-type="float" office:value="3487028.84" table:style-name="ce14">
            <text:p>3.487.029<text:s/></text:p>
          </table:table-cell>
          <table:table-cell office:value-type="float" office:value="1000.97" table:style-name="ce14">
            <text:p>1.001<text:s/></text:p>
          </table:table-cell>
          <table:table-cell office:value-type="float" office:value="42256217.920000002" table:style-name="ce14">
            <text:p>42.256.218<text:s/></text:p>
          </table:table-cell>
          <table:table-cell office:value-type="float" office:value="14889179.939999999" table:style-name="ce14">
            <text:p>14.889.180<text:s/></text:p>
          </table:table-cell>
          <table:table-cell office:value-type="float" office:value="263957.14" table:style-name="ce14">
            <text:p>263.957<text:s/></text:p>
          </table:table-cell>
          <table:table-cell office:value-type="float" office:value="59099081.960000001" table:style-name="ce14">
            <text:p>59.099.082<text:s/></text:p>
          </table:table-cell>
          <table:table-cell office:value-type="float" office:value="5849826.3200000003" table:style-name="ce14">
            <text:p>5.849.826<text:s/></text:p>
          </table:table-cell>
          <table:table-cell office:value-type="float" office:value="205448.5" table:style-name="ce14">
            <text:p>205.449<text:s/></text:p>
          </table:table-cell>
          <table:table-cell office:value-type="float" office:value="30722310.920000002" table:style-name="ce14">
            <text:p>30.722.311<text:s/></text:p>
          </table:table-cell>
          <table:table-cell office:value-type="float" office:value="148286.29" table:style-name="ce14">
            <text:p>148.286<text:s/></text:p>
          </table:table-cell>
          <table:table-cell office:value-type="float" office:value="424702.12" table:style-name="ce14">
            <text:p>424.702<text:s/></text:p>
          </table:table-cell>
          <table:table-cell office:value-type="float" office:value="2796369.03" table:style-name="ce14">
            <text:p>2.796.369<text:s/></text:p>
          </table:table-cell>
          <table:table-cell office:value-type="float" office:value="1222516.81" table:style-name="ce14">
            <text:p>1.222.517<text:s/></text:p>
          </table:table-cell>
          <table:table-cell office:value-type="float" office:value="35776252.75" table:style-name="ce14">
            <text:p>35.776.253<text:s/></text:p>
          </table:table-cell>
          <table:table-cell office:value-type="float" office:value="3174.85" table:style-name="ce14">
            <text:p>3.175<text:s/></text:p>
          </table:table-cell>
          <table:table-cell office:value-type="float" office:value="87537308.840000004" table:style-name="ce14">
            <text:p>87.537.309<text:s/></text:p>
          </table:table-cell>
          <table:table-cell office:value-type="float" office:value="90836488.359999999" table:style-name="ce14">
            <text:p>90.836.488<text:s/></text:p>
          </table:table-cell>
          <table:table-cell office:value-type="float" office:value="128164.46" table:style-name="ce14">
            <text:p>128.164<text:s/></text:p>
          </table:table-cell>
          <table:table-cell office:value-type="float" office:value="284.99" table:style-name="ce14">
            <text:p>285<text:s/></text:p>
          </table:table-cell>
          <table:table-cell office:value-type="float" office:value="18228.37" table:style-name="ce14">
            <text:p>18.228<text:s/></text:p>
          </table:table-cell>
          <table:table-cell office:value-type="float" office:value="102975707.22" table:style-name="ce14">
            <text:p>102.975.707<text:s/></text:p>
          </table:table-cell>
          <table:table-cell office:value-type="float" office:value="145769219.59999999" table:style-name="ce14">
            <text:p>145.769.22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73434500.38" table:style-name="ce14">
            <text:p>473.434.50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097859578.6399999" table:style-name="ce15">
            <text:p>1.097.859.57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18797.2" table:style-name="ce14">
            <text:p>18.797<text:s/></text:p>
          </table:table-cell>
          <table:table-cell office:value-type="float" office:value="5956716.79" table:style-name="ce14">
            <text:p>5.956.717<text:s/></text:p>
          </table:table-cell>
          <table:table-cell office:value-type="float" office:value="9338521.4300000016" table:style-name="ce14">
            <text:p>9.338.521<text:s/></text:p>
          </table:table-cell>
          <table:table-cell office:value-type="float" office:value="41651.83" table:style-name="ce14">
            <text:p>41.652<text:s/></text:p>
          </table:table-cell>
          <table:table-cell office:value-type="float" office:value="77705675.790000007" table:style-name="ce14">
            <text:p>77.705.676<text:s/></text:p>
          </table:table-cell>
          <table:table-cell office:value-type="float" office:value="11533317.74" table:style-name="ce14">
            <text:p>11.533.318<text:s/></text:p>
          </table:table-cell>
          <table:table-cell office:value-type="float" office:value="3882915.85" table:style-name="ce14">
            <text:p>3.882.916<text:s/></text:p>
          </table:table-cell>
          <table:table-cell office:value-type="float" office:value="36430415.479999997" table:style-name="ce14">
            <text:p>36.430.415<text:s/></text:p>
          </table:table-cell>
          <table:table-cell office:value-type="float" office:value="20190344.649999999" table:style-name="ce14">
            <text:p>20.190.345<text:s/></text:p>
          </table:table-cell>
          <table:table-cell office:value-type="float" office:value="572154.25" table:style-name="ce14">
            <text:p>572.154<text:s/></text:p>
          </table:table-cell>
          <table:table-cell office:value-type="float" office:value="111026822.51000001" table:style-name="ce14">
            <text:p>111.026.823<text:s/></text:p>
          </table:table-cell>
          <table:table-cell office:value-type="float" office:value="5220354.76" table:style-name="ce14">
            <text:p>5.220.355<text:s/></text:p>
          </table:table-cell>
          <table:table-cell office:value-type="float" office:value="2975450.06" table:style-name="ce14">
            <text:p>2.975.450<text:s/></text:p>
          </table:table-cell>
          <table:table-cell office:value-type="float" office:value="3204701.7199999997" table:style-name="ce14">
            <text:p>3.204.702<text:s/></text:p>
          </table:table-cell>
          <table:table-cell office:value-type="float" office:value="3009327.42" table:style-name="ce14">
            <text:p>3.009.327<text:s/></text:p>
          </table:table-cell>
          <table:table-cell office:value-type="float" office:value="34505911.490000002" table:style-name="ce14">
            <text:p>34.505.911<text:s/></text:p>
          </table:table-cell>
          <table:table-cell office:value-type="float" office:value="3424531.21" table:style-name="ce14">
            <text:p>3.424.531<text:s/></text:p>
          </table:table-cell>
          <table:table-cell office:value-type="float" office:value="107161672.89999999" table:style-name="ce14">
            <text:p>107.161.673<text:s/></text:p>
          </table:table-cell>
          <table:table-cell office:value-type="float" office:value="121213062.29000001" table:style-name="ce14">
            <text:p>121.213.062<text:s/></text:p>
          </table:table-cell>
          <table:table-cell office:value-type="float" office:value="2335630.2600000002" table:style-name="ce14">
            <text:p>2.335.630<text:s/></text:p>
          </table:table-cell>
          <table:table-cell office:value-type="float" office:value="1770572.94" table:style-name="ce14">
            <text:p>1.770.573<text:s/></text:p>
          </table:table-cell>
          <table:table-cell office:value-type="float" office:value="22688.829999999998" table:style-name="ce14">
            <text:p>22.689<text:s/></text:p>
          </table:table-cell>
          <table:table-cell office:value-type="float" office:value="153125750.91" table:style-name="ce14">
            <text:p>153.125.751<text:s/></text:p>
          </table:table-cell>
          <table:table-cell office:value-type="float" office:value="145666570.88000003" table:style-name="ce14">
            <text:p>145.666.571<text:s/></text:p>
          </table:table-cell>
          <table:table-cell office:value-type="float" office:value="4931890.87" table:style-name="ce14">
            <text:p>4.931.891<text:s/></text:p>
          </table:table-cell>
          <table:table-cell office:value-type="float" office:value="983468858.41000009" table:style-name="ce14">
            <text:p>983.468.858<text:s/></text:p>
          </table:table-cell>
          <table:table-cell office:value-type="float" office:value="257328.37" table:style-name="ce14">
            <text:p>257.328<text:s/></text:p>
          </table:table-cell>
          <table:table-cell office:value-type="float" office:value="1848991636.8400002" table:style-name="ce15">
            <text:p>1.848.991.63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3398742.73" table:style-name="ce14">
            <text:p>23.398.743<text:s/></text:p>
          </table:table-cell>
          <table:table-cell office:value-type="float" office:value="72436050.069999993" table:style-name="ce14">
            <text:p>72.436.050<text:s/></text:p>
          </table:table-cell>
          <table:table-cell office:value-type="float" office:value="319230283.80000001" table:style-name="ce14">
            <text:p>319.230.284<text:s/></text:p>
          </table:table-cell>
          <table:table-cell office:value-type="float" office:value="15365779.119999999" table:style-name="ce14">
            <text:p>15.365.779<text:s/></text:p>
          </table:table-cell>
          <table:table-cell office:value-type="float" office:value="631560257.13999999" table:style-name="ce14">
            <text:p>631.560.257<text:s/></text:p>
          </table:table-cell>
          <table:table-cell office:value-type="float" office:value="377775979.33999997" table:style-name="ce14">
            <text:p>377.775.979<text:s/></text:p>
          </table:table-cell>
          <table:table-cell office:value-type="float" office:value="26305827505.309998" table:style-name="ce14">
            <text:p>26.305.827.505<text:s/></text:p>
          </table:table-cell>
          <table:table-cell office:value-type="float" office:value="289459692.31" table:style-name="ce14">
            <text:p>289.459.692<text:s/></text:p>
          </table:table-cell>
          <table:table-cell office:value-type="float" office:value="329905375.22000003" table:style-name="ce14">
            <text:p>329.905.375<text:s/></text:p>
          </table:table-cell>
          <table:table-cell office:value-type="float" office:value="107101762.78" table:style-name="ce14">
            <text:p>107.101.763<text:s/></text:p>
          </table:table-cell>
          <table:table-cell office:value-type="float" office:value="1399489048.8699999" table:style-name="ce14">
            <text:p>1.399.489.049<text:s/></text:p>
          </table:table-cell>
          <table:table-cell office:value-type="float" office:value="169873764.34" table:style-name="ce14">
            <text:p>169.873.764<text:s/></text:p>
          </table:table-cell>
          <table:table-cell office:value-type="float" office:value="199103204.63999999" table:style-name="ce14">
            <text:p>199.103.205<text:s/></text:p>
          </table:table-cell>
          <table:table-cell office:value-type="float" office:value="194543780.12" table:style-name="ce14">
            <text:p>194.543.780<text:s/></text:p>
          </table:table-cell>
          <table:table-cell office:value-type="float" office:value="117979883.09999999" table:style-name="ce14">
            <text:p>117.979.883<text:s/></text:p>
          </table:table-cell>
          <table:table-cell office:value-type="float" office:value="392693958.94" table:style-name="ce14">
            <text:p>392.693.959<text:s/></text:p>
          </table:table-cell>
          <table:table-cell office:value-type="float" office:value="84189105.579999998" table:style-name="ce14">
            <text:p>84.189.106<text:s/></text:p>
          </table:table-cell>
          <table:table-cell office:value-type="float" office:value="1129761799.3800001" table:style-name="ce14">
            <text:p>1.129.761.799<text:s/></text:p>
          </table:table-cell>
          <table:table-cell office:value-type="float" office:value="4334604380.3400002" table:style-name="ce14">
            <text:p>4.334.604.380<text:s/></text:p>
          </table:table-cell>
          <table:table-cell office:value-type="float" office:value="123800783.76000001" table:style-name="ce14">
            <text:p>123.800.784<text:s/></text:p>
          </table:table-cell>
          <table:table-cell office:value-type="float" office:value="58137189.350000001" table:style-name="ce14">
            <text:p>58.137.189<text:s/></text:p>
          </table:table-cell>
          <table:table-cell office:value-type="float" office:value="19736390.030000001" table:style-name="ce14">
            <text:p>19.736.390<text:s/></text:p>
          </table:table-cell>
          <table:table-cell office:value-type="float" office:value="1376242718.23" table:style-name="ce14">
            <text:p>1.376.242.718<text:s/></text:p>
          </table:table-cell>
          <table:table-cell office:value-type="float" office:value="767800680.80999994" table:style-name="ce14">
            <text:p>767.800.681<text:s/></text:p>
          </table:table-cell>
          <table:table-cell office:value-type="float" office:value="75099562.140000001" table:style-name="ce14">
            <text:p>75.099.562<text:s/></text:p>
          </table:table-cell>
          <table:table-cell office:value-type="float" office:value="12578370431.09" table:style-name="ce14">
            <text:p>12.578.370.431<text:s/></text:p>
          </table:table-cell>
          <table:table-cell office:value-type="float" office:value="42472450.530000001" table:style-name="ce14">
            <text:p>42.472.451<text:s/></text:p>
          </table:table-cell>
          <table:table-cell office:value-type="float" office:value="51535960559.069992" table:style-name="ce15">
            <text:p>51.535.960.55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4807581.1399999997" table:style-name="ce14">
            <text:p>4.807.581<text:s/></text:p>
          </table:table-cell>
          <table:table-cell office:value-type="float" office:value="15013397.67" table:style-name="ce14">
            <text:p>15.013.398<text:s/></text:p>
          </table:table-cell>
          <table:table-cell office:value-type="float" office:value="17259039.52" table:style-name="ce14">
            <text:p>17.259.040<text:s/></text:p>
          </table:table-cell>
          <table:table-cell office:value-type="float" office:value="4104431.01" table:style-name="ce14">
            <text:p>4.104.431<text:s/></text:p>
          </table:table-cell>
          <table:table-cell office:value-type="float" office:value="65530704.420000002" table:style-name="ce14">
            <text:p>65.530.704<text:s/></text:p>
          </table:table-cell>
          <table:table-cell office:value-type="float" office:value="55616269.810000002" table:style-name="ce14">
            <text:p>55.616.270<text:s/></text:p>
          </table:table-cell>
          <table:table-cell office:value-type="float" office:value="65543191.849999994" table:style-name="ce14">
            <text:p>65.543.192<text:s/></text:p>
          </table:table-cell>
          <table:table-cell office:value-type="float" office:value="28706061.010000002" table:style-name="ce14">
            <text:p>28.706.061<text:s/></text:p>
          </table:table-cell>
          <table:table-cell office:value-type="float" office:value="44217312.509999998" table:style-name="ce14">
            <text:p>44.217.313<text:s/></text:p>
          </table:table-cell>
          <table:table-cell office:value-type="float" office:value="22535610.530000001" table:style-name="ce14">
            <text:p>22.535.611<text:s/></text:p>
          </table:table-cell>
          <table:table-cell office:value-type="float" office:value="152835684.43000001" table:style-name="ce14">
            <text:p>152.835.684<text:s/></text:p>
          </table:table-cell>
          <table:table-cell office:value-type="float" office:value="32723384.690000001" table:style-name="ce14">
            <text:p>32.723.385<text:s/></text:p>
          </table:table-cell>
          <table:table-cell office:value-type="float" office:value="24626113.84" table:style-name="ce14">
            <text:p>24.626.114<text:s/></text:p>
          </table:table-cell>
          <table:table-cell office:value-type="float" office:value="29178287.260000002" table:style-name="ce14">
            <text:p>29.178.287<text:s/></text:p>
          </table:table-cell>
          <table:table-cell office:value-type="float" office:value="22115013" table:style-name="ce14">
            <text:p>22.115.013<text:s/></text:p>
          </table:table-cell>
          <table:table-cell office:value-type="float" office:value="50325057.039999999" table:style-name="ce14">
            <text:p>50.325.057<text:s/></text:p>
          </table:table-cell>
          <table:table-cell office:value-type="float" office:value="13948328.300000001" table:style-name="ce14">
            <text:p>13.948.328<text:s/></text:p>
          </table:table-cell>
          <table:table-cell office:value-type="float" office:value="111231201.45" table:style-name="ce14">
            <text:p>111.231.201<text:s/></text:p>
          </table:table-cell>
          <table:table-cell office:value-type="float" office:value="384893430.25" table:style-name="ce14">
            <text:p>384.893.430<text:s/></text:p>
          </table:table-cell>
          <table:table-cell office:value-type="float" office:value="18519856.690000001" table:style-name="ce14">
            <text:p>18.519.857<text:s/></text:p>
          </table:table-cell>
          <table:table-cell office:value-type="float" office:value="9469450.5" table:style-name="ce14">
            <text:p>9.469.451<text:s/></text:p>
          </table:table-cell>
          <table:table-cell office:value-type="float" office:value="3478138.33" table:style-name="ce14">
            <text:p>3.478.138<text:s/></text:p>
          </table:table-cell>
          <table:table-cell office:value-type="float" office:value="189291045.44999999" table:style-name="ce14">
            <text:p>189.291.045<text:s/></text:p>
          </table:table-cell>
          <table:table-cell office:value-type="float" office:value="63168777.340000004" table:style-name="ce14">
            <text:p>63.168.777<text:s/></text:p>
          </table:table-cell>
          <table:table-cell office:value-type="float" office:value="16035075.42" table:style-name="ce14">
            <text:p>16.035.075<text:s/></text:p>
          </table:table-cell>
          <table:table-cell office:value-type="float" office:value="893187915.78999996" table:style-name="ce14">
            <text:p>893.187.916<text:s/></text:p>
          </table:table-cell>
          <table:table-cell office:value-type="float" office:value="6102274.9199999999" table:style-name="ce14">
            <text:p>6.102.275<text:s/></text:p>
          </table:table-cell>
          <table:table-cell office:value-type="float" office:value="2344462634.1700001" table:style-name="ce15">
            <text:p>2.344.462.63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11371795.199999999" table:style-name="ce14">
            <text:p>11.371.795<text:s/></text:p>
          </table:table-cell>
          <table:table-cell office:value-type="float" office:value="32175165.82" table:style-name="ce14">
            <text:p>32.175.166<text:s/></text:p>
          </table:table-cell>
          <table:table-cell office:value-type="float" office:value="213855089.72999999" table:style-name="ce14">
            <text:p>213.855.090<text:s/></text:p>
          </table:table-cell>
          <table:table-cell office:value-type="float" office:value="6978055.04" table:style-name="ce14">
            <text:p>6.978.055<text:s/></text:p>
          </table:table-cell>
          <table:table-cell office:value-type="float" office:value="240906074.77000001" table:style-name="ce14">
            <text:p>240.906.075<text:s/></text:p>
          </table:table-cell>
          <table:table-cell office:value-type="float" office:value="182865661.59" table:style-name="ce14">
            <text:p>182.865.662<text:s/></text:p>
          </table:table-cell>
          <table:table-cell office:value-type="float" office:value="23303340745.459999" table:style-name="ce14">
            <text:p>23.303.340.745<text:s/></text:p>
          </table:table-cell>
          <table:table-cell office:value-type="float" office:value="166744633.59" table:style-name="ce14">
            <text:p>166.744.634<text:s/></text:p>
          </table:table-cell>
          <table:table-cell office:value-type="float" office:value="185735298.22999999" table:style-name="ce14">
            <text:p>185.735.298<text:s/></text:p>
          </table:table-cell>
          <table:table-cell office:value-type="float" office:value="52709378.75" table:style-name="ce14">
            <text:p>52.709.379<text:s/></text:p>
          </table:table-cell>
          <table:table-cell office:value-type="float" office:value="754694910.69000006" table:style-name="ce14">
            <text:p>754.694.911<text:s/></text:p>
          </table:table-cell>
          <table:table-cell office:value-type="float" office:value="92133560.989999995" table:style-name="ce14">
            <text:p>92.133.561<text:s/></text:p>
          </table:table-cell>
          <table:table-cell office:value-type="float" office:value="110715297.45" table:style-name="ce14">
            <text:p>110.715.297<text:s/></text:p>
          </table:table-cell>
          <table:table-cell office:value-type="float" office:value="93805882.019999996" table:style-name="ce14">
            <text:p>93.805.882<text:s/></text:p>
          </table:table-cell>
          <table:table-cell office:value-type="float" office:value="46495714.859999999" table:style-name="ce14">
            <text:p>46.495.715<text:s/></text:p>
          </table:table-cell>
          <table:table-cell office:value-type="float" office:value="197088289.34" table:style-name="ce14">
            <text:p>197.088.289<text:s/></text:p>
          </table:table-cell>
          <table:table-cell office:value-type="float" office:value="46350903.759999998" table:style-name="ce14">
            <text:p>46.350.904<text:s/></text:p>
          </table:table-cell>
          <table:table-cell office:value-type="float" office:value="598365362.66999996" table:style-name="ce14">
            <text:p>598.365.363<text:s/></text:p>
          </table:table-cell>
          <table:table-cell office:value-type="float" office:value="1604651731.4400001" table:style-name="ce14">
            <text:p>1.604.651.731<text:s/></text:p>
          </table:table-cell>
          <table:table-cell office:value-type="float" office:value="63833013.009999998" table:style-name="ce14">
            <text:p>63.833.013<text:s/></text:p>
          </table:table-cell>
          <table:table-cell office:value-type="float" office:value="29909518.800000001" table:style-name="ce14">
            <text:p>29.909.519<text:s/></text:p>
          </table:table-cell>
          <table:table-cell office:value-type="float" office:value="9195373.8699999992" table:style-name="ce14">
            <text:p>9.195.374<text:s/></text:p>
          </table:table-cell>
          <table:table-cell office:value-type="float" office:value="715472788.27999997" table:style-name="ce14">
            <text:p>715.472.788<text:s/></text:p>
          </table:table-cell>
          <table:table-cell office:value-type="float" office:value="473002761.14999998" table:style-name="ce14">
            <text:p>473.002.761<text:s/></text:p>
          </table:table-cell>
          <table:table-cell office:value-type="float" office:value="30131985.469999999" table:style-name="ce14">
            <text:p>30.131.985<text:s/></text:p>
          </table:table-cell>
          <table:table-cell office:value-type="float" office:value="5456154965.1300001" table:style-name="ce14">
            <text:p>5.456.154.965<text:s/></text:p>
          </table:table-cell>
          <table:table-cell office:value-type="float" office:value="25523453.850000001" table:style-name="ce14">
            <text:p>25.523.454<text:s/></text:p>
          </table:table-cell>
          <table:table-cell office:value-type="float" office:value="34744207410.959991" table:style-name="ce15">
            <text:p>34.744.207.41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13915.19" table:style-name="ce14">
            <text:p>13.915<text:s/></text:p>
          </table:table-cell>
          <table:table-cell office:value-type="float" office:value="42052.53" table:style-name="ce14">
            <text:p>42.053<text:s/></text:p>
          </table:table-cell>
          <table:table-cell office:value-type="float" office:value="253736.65" table:style-name="ce14">
            <text:p>253.737<text:s/></text:p>
          </table:table-cell>
          <table:table-cell office:value-type="float" office:value="179.09" table:style-name="ce14">
            <text:p>179<text:s/></text:p>
          </table:table-cell>
          <table:table-cell office:value-type="float" office:value="1480565.2" table:style-name="ce14">
            <text:p>1.480.565<text:s/></text:p>
          </table:table-cell>
          <table:table-cell office:value-type="float" office:value="6097287.5199999996" table:style-name="ce14">
            <text:p>6.097.288<text:s/></text:p>
          </table:table-cell>
          <table:table-cell office:value-type="float" office:value="364671758.87" table:style-name="ce14">
            <text:p>364.671.759<text:s/></text:p>
          </table:table-cell>
          <table:table-cell office:value-type="float" office:value="1459218.14" table:style-name="ce14">
            <text:p>1.459.218<text:s/></text:p>
          </table:table-cell>
          <table:table-cell office:value-type="float" office:value="573106.05000000005" table:style-name="ce14">
            <text:p>573.106<text:s/></text:p>
          </table:table-cell>
          <table:table-cell office:value-type="float" office:value="6901.75" table:style-name="ce14">
            <text:p>6.902<text:s/></text:p>
          </table:table-cell>
          <table:table-cell office:value-type="float" office:value="11565289.01" table:style-name="ce14">
            <text:p>11.565.289<text:s/></text:p>
          </table:table-cell>
          <table:table-cell office:value-type="float" office:value="98787.61" table:style-name="ce14">
            <text:p>98.788<text:s/></text:p>
          </table:table-cell>
          <table:table-cell office:value-type="float" office:value="235910.05" table:style-name="ce14">
            <text:p>235.910<text:s/></text:p>
          </table:table-cell>
          <table:table-cell office:value-type="float" office:value="14114443.029999999" table:style-name="ce14">
            <text:p>14.114.443<text:s/></text:p>
          </table:table-cell>
          <table:table-cell office:value-type="float" office:value="16905.79" table:style-name="ce14">
            <text:p>16.906<text:s/></text:p>
          </table:table-cell>
          <table:table-cell office:value-type="float" office:value="6542795.3300000001" table:style-name="ce14">
            <text:p>6.542.795<text:s/></text:p>
          </table:table-cell>
          <table:table-cell office:value-type="float" office:value="574.12" table:style-name="ce14">
            <text:p>574<text:s/></text:p>
          </table:table-cell>
          <table:table-cell office:value-type="float" office:value="26765418.25" table:style-name="ce14">
            <text:p>26.765.418<text:s/></text:p>
          </table:table-cell>
          <table:table-cell office:value-type="float" office:value="237883984.37" table:style-name="ce14">
            <text:p>237.883.984<text:s/></text:p>
          </table:table-cell>
          <table:table-cell office:value-type="float" office:value="59147.41" table:style-name="ce14">
            <text:p>59.147<text:s/></text:p>
          </table:table-cell>
          <table:table-cell office:value-type="float" office:value="206107.94" table:style-name="ce14">
            <text:p>206.108<text:s/></text:p>
          </table:table-cell>
          <table:table-cell office:value-type="float" office:value="711.76" table:style-name="ce14">
            <text:p>712<text:s/></text:p>
          </table:table-cell>
          <table:table-cell office:value-type="float" office:value="40625127.530000001" table:style-name="ce14">
            <text:p>40.625.128<text:s/></text:p>
          </table:table-cell>
          <table:table-cell office:value-type="float" office:value="1130344.2" table:style-name="ce14">
            <text:p>1.130.344<text:s/></text:p>
          </table:table-cell>
          <table:table-cell office:value-type="float" office:value="2631897.16" table:style-name="ce14">
            <text:p>2.631.897<text:s/></text:p>
          </table:table-cell>
          <table:table-cell office:value-type="float" office:value="749196586.72000003" table:style-name="ce14">
            <text:p>749.196.587<text:s/></text:p>
          </table:table-cell>
          <table:table-cell office:value-type="float" office:value="3658.58" table:style-name="ce14">
            <text:p>3.659<text:s/></text:p>
          </table:table-cell>
          <table:table-cell office:value-type="float" office:value="1465676409.8499999" table:style-name="ce15">
            <text:p>1.465.676.41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11357880.010000002" table:style-name="ce14">
            <text:p>11.357.880<text:s/></text:p>
          </table:table-cell>
          <table:table-cell office:value-type="float" office:value="32133113.290000003" table:style-name="ce14">
            <text:p>32.133.113<text:s/></text:p>
          </table:table-cell>
          <table:table-cell office:value-type="float" office:value="213601353.08000001" table:style-name="ce14">
            <text:p>213.601.353<text:s/></text:p>
          </table:table-cell>
          <table:table-cell office:value-type="float" office:value="6977875.9500000011" table:style-name="ce14">
            <text:p>6.977.876<text:s/></text:p>
          </table:table-cell>
          <table:table-cell office:value-type="float" office:value="239425509.56999999" table:style-name="ce14">
            <text:p>239.425.510<text:s/></text:p>
          </table:table-cell>
          <table:table-cell office:value-type="float" office:value="176768374.07000002" table:style-name="ce14">
            <text:p>176.768.374<text:s/></text:p>
          </table:table-cell>
          <table:table-cell office:value-type="float" office:value="22938668986.589996" table:style-name="ce14">
            <text:p>22.938.668.987<text:s/></text:p>
          </table:table-cell>
          <table:table-cell office:value-type="float" office:value="165285415.45000002" table:style-name="ce14">
            <text:p>165.285.415<text:s/></text:p>
          </table:table-cell>
          <table:table-cell office:value-type="float" office:value="185162192.18000001" table:style-name="ce14">
            <text:p>185.162.192<text:s/></text:p>
          </table:table-cell>
          <table:table-cell office:value-type="float" office:value="52702477" table:style-name="ce14">
            <text:p>52.702.477<text:s/></text:p>
          </table:table-cell>
          <table:table-cell office:value-type="float" office:value="743129621.67999995" table:style-name="ce14">
            <text:p>743.129.622<text:s/></text:p>
          </table:table-cell>
          <table:table-cell office:value-type="float" office:value="92034773.379999995" table:style-name="ce14">
            <text:p>92.034.773<text:s/></text:p>
          </table:table-cell>
          <table:table-cell office:value-type="float" office:value="110479387.40000001" table:style-name="ce14">
            <text:p>110.479.387<text:s/></text:p>
          </table:table-cell>
          <table:table-cell office:value-type="float" office:value="79691438.99000001" table:style-name="ce14">
            <text:p>79.691.439<text:s/></text:p>
          </table:table-cell>
          <table:table-cell office:value-type="float" office:value="46478809.069999993" table:style-name="ce14">
            <text:p>46.478.809<text:s/></text:p>
          </table:table-cell>
          <table:table-cell office:value-type="float" office:value="190545494.00999999" table:style-name="ce14">
            <text:p>190.545.494<text:s/></text:p>
          </table:table-cell>
          <table:table-cell office:value-type="float" office:value="46350329.640000001" table:style-name="ce14">
            <text:p>46.350.330<text:s/></text:p>
          </table:table-cell>
          <table:table-cell office:value-type="float" office:value="571599944.41999996" table:style-name="ce14">
            <text:p>571.599.944<text:s/></text:p>
          </table:table-cell>
          <table:table-cell office:value-type="float" office:value="1366767747.0699999" table:style-name="ce14">
            <text:p>1.366.767.747<text:s/></text:p>
          </table:table-cell>
          <table:table-cell office:value-type="float" office:value="63773865.599999994" table:style-name="ce14">
            <text:p>63.773.866<text:s/></text:p>
          </table:table-cell>
          <table:table-cell office:value-type="float" office:value="29703410.859999999" table:style-name="ce14">
            <text:p>29.703.411<text:s/></text:p>
          </table:table-cell>
          <table:table-cell office:value-type="float" office:value="9194662.1099999994" table:style-name="ce14">
            <text:p>9.194.662<text:s/></text:p>
          </table:table-cell>
          <table:table-cell office:value-type="float" office:value="674847660.75000012" table:style-name="ce14">
            <text:p>674.847.661<text:s/></text:p>
          </table:table-cell>
          <table:table-cell office:value-type="float" office:value="471872416.95000005" table:style-name="ce14">
            <text:p>471.872.417<text:s/></text:p>
          </table:table-cell>
          <table:table-cell office:value-type="float" office:value="27500088.310000002" table:style-name="ce14">
            <text:p>27.500.088<text:s/></text:p>
          </table:table-cell>
          <table:table-cell office:value-type="float" office:value="4706958378.4100008" table:style-name="ce14">
            <text:p>4.706.958.378<text:s/></text:p>
          </table:table-cell>
          <table:table-cell office:value-type="float" office:value="25519795.270000003" table:style-name="ce14">
            <text:p>25.519.795<text:s/></text:p>
          </table:table-cell>
          <table:table-cell office:value-type="float" office:value="33278531001.110001" table:style-name="ce15">
            <text:p>33.278.531.00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7219366.3899999997" table:style-name="ce14">
            <text:p>7.219.366<text:s/></text:p>
          </table:table-cell>
          <table:table-cell office:value-type="float" office:value="25247486.579999998" table:style-name="ce14">
            <text:p>25.247.487<text:s/></text:p>
          </table:table-cell>
          <table:table-cell office:value-type="float" office:value="88116154.549999997" table:style-name="ce14">
            <text:p>88.116.155<text:s/></text:p>
          </table:table-cell>
          <table:table-cell office:value-type="float" office:value="4283293.07" table:style-name="ce14">
            <text:p>4.283.293<text:s/></text:p>
          </table:table-cell>
          <table:table-cell office:value-type="float" office:value="325123477.94999999" table:style-name="ce14">
            <text:p>325.123.478<text:s/></text:p>
          </table:table-cell>
          <table:table-cell office:value-type="float" office:value="139294047.94" table:style-name="ce14">
            <text:p>139.294.048<text:s/></text:p>
          </table:table-cell>
          <table:table-cell office:value-type="float" office:value="2936943568" table:style-name="ce14">
            <text:p>2.936.943.568<text:s/></text:p>
          </table:table-cell>
          <table:table-cell office:value-type="float" office:value="94008997.709999993" table:style-name="ce14">
            <text:p>94.008.998<text:s/></text:p>
          </table:table-cell>
          <table:table-cell office:value-type="float" office:value="99952764.480000004" table:style-name="ce14">
            <text:p>99.952.764<text:s/></text:p>
          </table:table-cell>
          <table:table-cell office:value-type="float" office:value="31856773.5" table:style-name="ce14">
            <text:p>31.856.774<text:s/></text:p>
          </table:table-cell>
          <table:table-cell office:value-type="float" office:value="491958453.75" table:style-name="ce14">
            <text:p>491.958.454<text:s/></text:p>
          </table:table-cell>
          <table:table-cell office:value-type="float" office:value="45016818.659999996" table:style-name="ce14">
            <text:p>45.016.819<text:s/></text:p>
          </table:table-cell>
          <table:table-cell office:value-type="float" office:value="63761793.350000001" table:style-name="ce14">
            <text:p>63.761.793<text:s/></text:p>
          </table:table-cell>
          <table:table-cell office:value-type="float" office:value="71559610.840000004" table:style-name="ce14">
            <text:p>71.559.611<text:s/></text:p>
          </table:table-cell>
          <table:table-cell office:value-type="float" office:value="49369155.240000002" table:style-name="ce14">
            <text:p>49.369.155<text:s/></text:p>
          </table:table-cell>
          <table:table-cell office:value-type="float" office:value="145280612.56" table:style-name="ce14">
            <text:p>145.280.613<text:s/></text:p>
          </table:table-cell>
          <table:table-cell office:value-type="float" office:value="23889873.52" table:style-name="ce14">
            <text:p>23.889.874<text:s/></text:p>
          </table:table-cell>
          <table:table-cell office:value-type="float" office:value="420165235.25999999" table:style-name="ce14">
            <text:p>420.165.235<text:s/></text:p>
          </table:table-cell>
          <table:table-cell office:value-type="float" office:value="2345059218.6500001" table:style-name="ce14">
            <text:p>2.345.059.219<text:s/></text:p>
          </table:table-cell>
          <table:table-cell office:value-type="float" office:value="41447914.060000002" table:style-name="ce14">
            <text:p>41.447.914<text:s/></text:p>
          </table:table-cell>
          <table:table-cell office:value-type="float" office:value="18758220.050000001" table:style-name="ce14">
            <text:p>18.758.220<text:s/></text:p>
          </table:table-cell>
          <table:table-cell office:value-type="float" office:value="7062877.8300000001" table:style-name="ce14">
            <text:p>7.062.878<text:s/></text:p>
          </table:table-cell>
          <table:table-cell office:value-type="float" office:value="471478884.5" table:style-name="ce14">
            <text:p>471.478.885<text:s/></text:p>
          </table:table-cell>
          <table:table-cell office:value-type="float" office:value="231629142.31999999" table:style-name="ce14">
            <text:p>231.629.142<text:s/></text:p>
          </table:table-cell>
          <table:table-cell office:value-type="float" office:value="28932501.25" table:style-name="ce14">
            <text:p>28.932.501<text:s/></text:p>
          </table:table-cell>
          <table:table-cell office:value-type="float" office:value="6229027550.1700001" table:style-name="ce14">
            <text:p>6.229.027.550<text:s/></text:p>
          </table:table-cell>
          <table:table-cell office:value-type="float" office:value="10846721.76" table:style-name="ce14">
            <text:p>10.846.722<text:s/></text:p>
          </table:table-cell>
          <table:table-cell office:value-type="float" office:value="14447290513.940002" table:style-name="ce15">
            <text:p>14.447.290.51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6594907.8700000001" table:style-name="ce14">
            <text:p>6.594.908<text:s/></text:p>
          </table:table-cell>
          <table:table-cell office:value-type="float" office:value="21784275.149999999" table:style-name="ce14">
            <text:p>21.784.275<text:s/></text:p>
          </table:table-cell>
          <table:table-cell office:value-type="float" office:value="59688274.140000001" table:style-name="ce14">
            <text:p>59.688.274<text:s/></text:p>
          </table:table-cell>
          <table:table-cell office:value-type="float" office:value="4066431.81" table:style-name="ce14">
            <text:p>4.066.432<text:s/></text:p>
          </table:table-cell>
          <table:table-cell office:value-type="float" office:value="109391498.19" table:style-name="ce14">
            <text:p>109.391.498<text:s/></text:p>
          </table:table-cell>
          <table:table-cell office:value-type="float" office:value="105080528.54000001" table:style-name="ce14">
            <text:p>105.080.529<text:s/></text:p>
          </table:table-cell>
          <table:table-cell office:value-type="float" office:value="2200999267.79" table:style-name="ce14">
            <text:p>2.200.999.268<text:s/></text:p>
          </table:table-cell>
          <table:table-cell office:value-type="float" office:value="67160451.430000007" table:style-name="ce14">
            <text:p>67.160.451<text:s/></text:p>
          </table:table-cell>
          <table:table-cell office:value-type="float" office:value="81499982.670000002" table:style-name="ce14">
            <text:p>81.499.983<text:s/></text:p>
          </table:table-cell>
          <table:table-cell office:value-type="float" office:value="26215245.399999999" table:style-name="ce14">
            <text:p>26.215.245<text:s/></text:p>
          </table:table-cell>
          <table:table-cell office:value-type="float" office:value="355380678.75999999" table:style-name="ce14">
            <text:p>355.380.679<text:s/></text:p>
          </table:table-cell>
          <table:table-cell office:value-type="float" office:value="33081385.329999998" table:style-name="ce14">
            <text:p>33.081.385<text:s/></text:p>
          </table:table-cell>
          <table:table-cell office:value-type="float" office:value="51213013.100000001" table:style-name="ce14">
            <text:p>51.213.013<text:s/></text:p>
          </table:table-cell>
          <table:table-cell office:value-type="float" office:value="59184153.840000004" table:style-name="ce14">
            <text:p>59.184.154<text:s/></text:p>
          </table:table-cell>
          <table:table-cell office:value-type="float" office:value="44727371.780000001" table:style-name="ce14">
            <text:p>44.727.372<text:s/></text:p>
          </table:table-cell>
          <table:table-cell office:value-type="float" office:value="108196403.3" table:style-name="ce14">
            <text:p>108.196.403<text:s/></text:p>
          </table:table-cell>
          <table:table-cell office:value-type="float" office:value="21482902.93" table:style-name="ce14">
            <text:p>21.482.903<text:s/></text:p>
          </table:table-cell>
          <table:table-cell office:value-type="float" office:value="257058257.28999999" table:style-name="ce14">
            <text:p>257.058.257<text:s/></text:p>
          </table:table-cell>
          <table:table-cell office:value-type="float" office:value="924052266.80999994" table:style-name="ce14">
            <text:p>924.052.267<text:s/></text:p>
          </table:table-cell>
          <table:table-cell office:value-type="float" office:value="35982610.020000003" table:style-name="ce14">
            <text:p>35.982.610<text:s/></text:p>
          </table:table-cell>
          <table:table-cell office:value-type="float" office:value="15387071.640000001" table:style-name="ce14">
            <text:p>15.387.072<text:s/></text:p>
          </table:table-cell>
          <table:table-cell office:value-type="float" office:value="5964068.2199999997" table:style-name="ce14">
            <text:p>5.964.068<text:s/></text:p>
          </table:table-cell>
          <table:table-cell office:value-type="float" office:value="306406090.98000002" table:style-name="ce14">
            <text:p>306.406.091<text:s/></text:p>
          </table:table-cell>
          <table:table-cell office:value-type="float" office:value="157140609.25" table:style-name="ce14">
            <text:p>157.140.609<text:s/></text:p>
          </table:table-cell>
          <table:table-cell office:value-type="float" office:value="23564994.16" table:style-name="ce14">
            <text:p>23.564.994<text:s/></text:p>
          </table:table-cell>
          <table:table-cell office:value-type="float" office:value="2368172888.5300002" table:style-name="ce14">
            <text:p>2.368.172.889<text:s/></text:p>
          </table:table-cell>
          <table:table-cell office:value-type="float" office:value="8521077.2799999993" table:style-name="ce14">
            <text:p>8.521.077<text:s/></text:p>
          </table:table-cell>
          <table:table-cell office:value-type="float" office:value="7457996706.2100019" table:style-name="ce15">
            <text:p>7.457.996.70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287898.12" table:style-name="ce14">
            <text:p>287.898<text:s/></text:p>
          </table:table-cell>
          <table:table-cell office:value-type="float" office:value="1813525.63" table:style-name="ce14">
            <text:p>1.813.526<text:s/></text:p>
          </table:table-cell>
          <table:table-cell office:value-type="float" office:value="5020257.75" table:style-name="ce14">
            <text:p>5.020.258<text:s/></text:p>
          </table:table-cell>
          <table:table-cell office:value-type="float" office:value="77822.23" table:style-name="ce14">
            <text:p>77.822<text:s/></text:p>
          </table:table-cell>
          <table:table-cell office:value-type="float" office:value="12023130.18" table:style-name="ce14">
            <text:p>12.023.130<text:s/></text:p>
          </table:table-cell>
          <table:table-cell office:value-type="float" office:value="15320165.550000001" table:style-name="ce14">
            <text:p>15.320.166<text:s/></text:p>
          </table:table-cell>
          <table:table-cell office:value-type="float" office:value="443065189.48000002" table:style-name="ce14">
            <text:p>443.065.189<text:s/></text:p>
          </table:table-cell>
          <table:table-cell office:value-type="float" office:value="14686244.77" table:style-name="ce14">
            <text:p>14.686.245<text:s/></text:p>
          </table:table-cell>
          <table:table-cell office:value-type="float" office:value="10289815.77" table:style-name="ce14">
            <text:p>10.289.816<text:s/></text:p>
          </table:table-cell>
          <table:table-cell office:value-type="float" office:value="2405149.58" table:style-name="ce14">
            <text:p>2.405.150<text:s/></text:p>
          </table:table-cell>
          <table:table-cell office:value-type="float" office:value="66600705.479999997" table:style-name="ce14">
            <text:p>66.600.705<text:s/></text:p>
          </table:table-cell>
          <table:table-cell office:value-type="float" office:value="5431020.2599999998" table:style-name="ce14">
            <text:p>5.431.020<text:s/></text:p>
          </table:table-cell>
          <table:table-cell office:value-type="float" office:value="6175097.8899999997" table:style-name="ce14">
            <text:p>6.175.098<text:s/></text:p>
          </table:table-cell>
          <table:table-cell office:value-type="float" office:value="5511612.2599999998" table:style-name="ce14">
            <text:p>5.511.612<text:s/></text:p>
          </table:table-cell>
          <table:table-cell office:value-type="float" office:value="1684156.27" table:style-name="ce14">
            <text:p>1.684.156<text:s/></text:p>
          </table:table-cell>
          <table:table-cell office:value-type="float" office:value="15029890.83" table:style-name="ce14">
            <text:p>15.029.891<text:s/></text:p>
          </table:table-cell>
          <table:table-cell office:value-type="float" office:value="702475.53" table:style-name="ce14">
            <text:p>702.476<text:s/></text:p>
          </table:table-cell>
          <table:table-cell office:value-type="float" office:value="116160474.38" table:style-name="ce14">
            <text:p>116.160.474<text:s/></text:p>
          </table:table-cell>
          <table:table-cell office:value-type="float" office:value="724835997.33000004" table:style-name="ce14">
            <text:p>724.835.997<text:s/></text:p>
          </table:table-cell>
          <table:table-cell office:value-type="float" office:value="2471427.1800000002" table:style-name="ce14">
            <text:p>2.471.427<text:s/></text:p>
          </table:table-cell>
          <table:table-cell office:value-type="float" office:value="2635852.9500000002" table:style-name="ce14">
            <text:p>2.635.853<text:s/></text:p>
          </table:table-cell>
          <table:table-cell office:value-type="float" office:value="146691.51" table:style-name="ce14">
            <text:p>146.692<text:s/></text:p>
          </table:table-cell>
          <table:table-cell office:value-type="float" office:value="97965254.349999994" table:style-name="ce14">
            <text:p>97.965.254<text:s/></text:p>
          </table:table-cell>
          <table:table-cell office:value-type="float" office:value="46270359.100000001" table:style-name="ce14">
            <text:p>46.270.359<text:s/></text:p>
          </table:table-cell>
          <table:table-cell office:value-type="float" office:value="2781213.79" table:style-name="ce14">
            <text:p>2.781.214<text:s/></text:p>
          </table:table-cell>
          <table:table-cell office:value-type="float" office:value="2292651042.8800001" table:style-name="ce14">
            <text:p>2.292.651.043<text:s/></text:p>
          </table:table-cell>
          <table:table-cell office:value-type="float" office:value="567321.48" table:style-name="ce14">
            <text:p>567.321<text:s/></text:p>
          </table:table-cell>
          <table:table-cell office:value-type="float" office:value="3892609792.5300002" table:style-name="ce15">
            <text:p>3.892.609.79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24176.71" table:style-name="ce14">
            <text:p>24.177<text:s/></text:p>
          </table:table-cell>
          <table:table-cell office:value-type="float" office:value="140342.89000000001" table:style-name="ce14">
            <text:p>140.343<text:s/></text:p>
          </table:table-cell>
          <table:table-cell office:value-type="float" office:value="18274342.800000001" table:style-name="ce14">
            <text:p>18.274.343<text:s/></text:p>
          </table:table-cell>
          <table:table-cell office:value-type="float" office:value="1186.23" table:style-name="ce14">
            <text:p>1.186<text:s/></text:p>
          </table:table-cell>
          <table:table-cell office:value-type="float" office:value="122651362.95999999" table:style-name="ce14">
            <text:p>122.651.363<text:s/></text:p>
          </table:table-cell>
          <table:table-cell office:value-type="float" office:value="10380030.810000001" table:style-name="ce14">
            <text:p>10.380.031<text:s/></text:p>
          </table:table-cell>
          <table:table-cell office:value-type="float" office:value="160737468.51999998" table:style-name="ce14">
            <text:p>160.737.469<text:s/></text:p>
          </table:table-cell>
          <table:table-cell office:value-type="float" office:value="6133005.75" table:style-name="ce14">
            <text:p>6.133.006<text:s/></text:p>
          </table:table-cell>
          <table:table-cell office:value-type="float" office:value="2424414.5499999998" table:style-name="ce14">
            <text:p>2.424.415<text:s/></text:p>
          </table:table-cell>
          <table:table-cell office:value-type="float" office:value="960757.13" table:style-name="ce14">
            <text:p>960.757<text:s/></text:p>
          </table:table-cell>
          <table:table-cell office:value-type="float" office:value="38625745.079999998" table:style-name="ce14">
            <text:p>38.625.745<text:s/></text:p>
          </table:table-cell>
          <table:table-cell office:value-type="float" office:value="4034201.44" table:style-name="ce14">
            <text:p>4.034.201<text:s/></text:p>
          </table:table-cell>
          <table:table-cell office:value-type="float" office:value="2994930.72" table:style-name="ce14">
            <text:p>2.994.931<text:s/></text:p>
          </table:table-cell>
          <table:table-cell office:value-type="float" office:value="1753270.62" table:style-name="ce14">
            <text:p>1.753.271<text:s/></text:p>
          </table:table-cell>
          <table:table-cell office:value-type="float" office:value="1094224.55" table:style-name="ce14">
            <text:p>1.094.225<text:s/></text:p>
          </table:table-cell>
          <table:table-cell office:value-type="float" office:value="14044023.25" table:style-name="ce14">
            <text:p>14.044.023<text:s/></text:p>
          </table:table-cell>
          <table:table-cell office:value-type="float" office:value="185062.91" table:style-name="ce14">
            <text:p>185.063<text:s/></text:p>
          </table:table-cell>
          <table:table-cell office:value-type="float" office:value="24841347.100000001" table:style-name="ce14">
            <text:p>24.841.347<text:s/></text:p>
          </table:table-cell>
          <table:table-cell office:value-type="float" office:value="603352823.02999997" table:style-name="ce14">
            <text:p>603.352.823<text:s/></text:p>
          </table:table-cell>
          <table:table-cell office:value-type="float" office:value="1264886.22" table:style-name="ce14">
            <text:p>1.264.886<text:s/></text:p>
          </table:table-cell>
          <table:table-cell office:value-type="float" office:value="129743.33" table:style-name="ce14">
            <text:p>129.743<text:s/></text:p>
          </table:table-cell>
          <table:table-cell office:value-type="float" office:value="95.98" table:style-name="ce14">
            <text:p>96<text:s/></text:p>
          </table:table-cell>
          <table:table-cell office:value-type="float" office:value="27581342.039999999" table:style-name="ce14">
            <text:p>27.581.342<text:s/></text:p>
          </table:table-cell>
          <table:table-cell office:value-type="float" office:value="11892797.51" table:style-name="ce14">
            <text:p>11.892.798<text:s/></text:p>
          </table:table-cell>
          <table:table-cell office:value-type="float" office:value="1037815" table:style-name="ce14">
            <text:p>1.037.815<text:s/></text:p>
          </table:table-cell>
          <table:table-cell office:value-type="float" office:value="1184252145.1099999" table:style-name="ce14">
            <text:p>1.184.252.145<text:s/></text:p>
          </table:table-cell>
          <table:table-cell office:value-type="float" office:value="1211131.69" table:style-name="ce14">
            <text:p>1.211.132<text:s/></text:p>
          </table:table-cell>
          <table:table-cell office:value-type="float" office:value="2240022673.9299998" table:style-name="ce15">
            <text:p>2.240.022.67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312383.69" table:style-name="ce14">
            <text:p>312.384<text:s/></text:p>
          </table:table-cell>
          <table:table-cell office:value-type="float" office:value="1509342.9100000001" table:style-name="ce14">
            <text:p>1.509.343<text:s/></text:p>
          </table:table-cell>
          <table:table-cell office:value-type="float" office:value="5133279.8600000003" table:style-name="ce14">
            <text:p>5.133.280<text:s/></text:p>
          </table:table-cell>
          <table:table-cell office:value-type="float" office:value="137852.79999999999" table:style-name="ce14">
            <text:p>137.853<text:s/></text:p>
          </table:table-cell>
          <table:table-cell office:value-type="float" office:value="81057486.620000005" table:style-name="ce14">
            <text:p>81.057.487<text:s/></text:p>
          </table:table-cell>
          <table:table-cell office:value-type="float" office:value="8513323.0399999991" table:style-name="ce14">
            <text:p>8.513.323<text:s/></text:p>
          </table:table-cell>
          <table:table-cell office:value-type="float" office:value="132141642.21000001" table:style-name="ce14">
            <text:p>132.141.642<text:s/></text:p>
          </table:table-cell>
          <table:table-cell office:value-type="float" office:value="6029295.7599999998" table:style-name="ce14">
            <text:p>6.029.296<text:s/></text:p>
          </table:table-cell>
          <table:table-cell office:value-type="float" office:value="5738551.4900000002" table:style-name="ce14">
            <text:p>5.738.551<text:s/></text:p>
          </table:table-cell>
          <table:table-cell office:value-type="float" office:value="2275621.39" table:style-name="ce14">
            <text:p>2.275.621<text:s/></text:p>
          </table:table-cell>
          <table:table-cell office:value-type="float" office:value="31351324.43" table:style-name="ce14">
            <text:p>31.351.324<text:s/></text:p>
          </table:table-cell>
          <table:table-cell office:value-type="float" office:value="2470211.63" table:style-name="ce14">
            <text:p>2.470.212<text:s/></text:p>
          </table:table-cell>
          <table:table-cell office:value-type="float" office:value="3378751.64" table:style-name="ce14">
            <text:p>3.378.752<text:s/></text:p>
          </table:table-cell>
          <table:table-cell office:value-type="float" office:value="5110574.12" table:style-name="ce14">
            <text:p>5.110.574<text:s/></text:p>
          </table:table-cell>
          <table:table-cell office:value-type="float" office:value="1863402.6400000001" table:style-name="ce14">
            <text:p>1.863.403<text:s/></text:p>
          </table:table-cell>
          <table:table-cell office:value-type="float" office:value="8010295.1799999997" table:style-name="ce14">
            <text:p>8.010.295<text:s/></text:p>
          </table:table-cell>
          <table:table-cell office:value-type="float" office:value="1519432.1500000001" table:style-name="ce14">
            <text:p>1.519.432<text:s/></text:p>
          </table:table-cell>
          <table:table-cell office:value-type="float" office:value="22105156.489999998" table:style-name="ce14">
            <text:p>22.105.156<text:s/></text:p>
          </table:table-cell>
          <table:table-cell office:value-type="float" office:value="92818131.479999989" table:style-name="ce14">
            <text:p>92.818.131<text:s/></text:p>
          </table:table-cell>
          <table:table-cell office:value-type="float" office:value="1728990.6400000001" table:style-name="ce14">
            <text:p>1.728.991<text:s/></text:p>
          </table:table-cell>
          <table:table-cell office:value-type="float" office:value="605552.12999999989" table:style-name="ce14">
            <text:p>605.552<text:s/></text:p>
          </table:table-cell>
          <table:table-cell office:value-type="float" office:value="952022.11999999988" table:style-name="ce14">
            <text:p>952.022<text:s/></text:p>
          </table:table-cell>
          <table:table-cell office:value-type="float" office:value="39526197.130000003" table:style-name="ce14">
            <text:p>39.526.197<text:s/></text:p>
          </table:table-cell>
          <table:table-cell office:value-type="float" office:value="16325376.460000001" table:style-name="ce14">
            <text:p>16.325.376<text:s/></text:p>
          </table:table-cell>
          <table:table-cell office:value-type="float" office:value="1548478.3" table:style-name="ce14">
            <text:p>1.548.478<text:s/></text:p>
          </table:table-cell>
          <table:table-cell office:value-type="float" office:value="383951473.65000004" table:style-name="ce14">
            <text:p>383.951.474<text:s/></text:p>
          </table:table-cell>
          <table:table-cell office:value-type="float" office:value="547191.31000000006" table:style-name="ce14">
            <text:p>547.191<text:s/></text:p>
          </table:table-cell>
          <table:table-cell office:value-type="float" office:value="856661341.26999998" table:style-name="ce15">
            <text:p>856.661.34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103675.4" table:style-name="ce14">
            <text:p>103.675<text:s/></text:p>
          </table:table-cell>
          <table:table-cell office:value-type="float" office:value="244416.57" table:style-name="ce14">
            <text:p>244.417<text:s/></text:p>
          </table:table-cell>
          <table:table-cell office:value-type="float" office:value="1220198.8999999999" table:style-name="ce14">
            <text:p>1.220.199<text:s/></text:p>
          </table:table-cell>
          <table:table-cell office:value-type="float" office:value="55700.45" table:style-name="ce14">
            <text:p>55.700<text:s/></text:p>
          </table:table-cell>
          <table:table-cell office:value-type="float" office:value="3075782.58" table:style-name="ce14">
            <text:p>3.075.783<text:s/></text:p>
          </table:table-cell>
          <table:table-cell office:value-type="float" office:value="3691278.4" table:style-name="ce14">
            <text:p>3.691.278<text:s/></text:p>
          </table:table-cell>
          <table:table-cell office:value-type="float" office:value="460154299.98000002" table:style-name="ce14">
            <text:p>460.154.300<text:s/></text:p>
          </table:table-cell>
          <table:table-cell office:value-type="float" office:value="8764504.3200000003" table:style-name="ce14">
            <text:p>8.764.504<text:s/></text:p>
          </table:table-cell>
          <table:table-cell office:value-type="float" office:value="3670187.66" table:style-name="ce14">
            <text:p>3.670.188<text:s/></text:p>
          </table:table-cell>
          <table:table-cell office:value-type="float" office:value="295570.88" table:style-name="ce14">
            <text:p>295.571<text:s/></text:p>
          </table:table-cell>
          <table:table-cell office:value-type="float" office:value="59343133.399999999" table:style-name="ce14">
            <text:p>59.343.133<text:s/></text:p>
          </table:table-cell>
          <table:table-cell office:value-type="float" office:value="1675800.74" table:style-name="ce14">
            <text:p>1.675.801<text:s/></text:p>
          </table:table-cell>
          <table:table-cell office:value-type="float" office:value="6403873.2199999997" table:style-name="ce14">
            <text:p>6.403.873<text:s/></text:p>
          </table:table-cell>
          <table:table-cell office:value-type="float" office:value="9311507.7400000002" table:style-name="ce14">
            <text:p>9.311.508<text:s/></text:p>
          </table:table-cell>
          <table:table-cell office:value-type="float" office:value="788064.45" table:style-name="ce14">
            <text:p>788.064<text:s/></text:p>
          </table:table-cell>
          <table:table-cell office:value-type="float" office:value="9265250.0299999993" table:style-name="ce14">
            <text:p>9.265.250<text:s/></text:p>
          </table:table-cell>
          <table:table-cell office:value-type="float" office:value="115262.9" table:style-name="ce14">
            <text:p>115.263<text:s/></text:p>
          </table:table-cell>
          <table:table-cell office:value-type="float" office:value="77916832.109999999" table:style-name="ce14">
            <text:p>77.916.832<text:s/></text:p>
          </table:table-cell>
          <table:table-cell office:value-type="float" office:value="148584646.58000001" table:style-name="ce14">
            <text:p>148.584.647<text:s/></text:p>
          </table:table-cell>
          <table:table-cell office:value-type="float" office:value="834540.26" table:style-name="ce14">
            <text:p>834.540<text:s/></text:p>
          </table:table-cell>
          <table:table-cell office:value-type="float" office:value="2081679.05" table:style-name="ce14">
            <text:p>2.081.679<text:s/></text:p>
          </table:table-cell>
          <table:table-cell office:value-type="float" office:value="104476.8" table:style-name="ce14">
            <text:p>104.477<text:s/></text:p>
          </table:table-cell>
          <table:table-cell office:value-type="float" office:value="58853280.460000001" table:style-name="ce14">
            <text:p>58.853.280<text:s/></text:p>
          </table:table-cell>
          <table:table-cell office:value-type="float" office:value="10630257.59" table:style-name="ce14">
            <text:p>10.630.258<text:s/></text:p>
          </table:table-cell>
          <table:table-cell office:value-type="float" office:value="3005693.31" table:style-name="ce14">
            <text:p>3.005.693<text:s/></text:p>
          </table:table-cell>
          <table:table-cell office:value-type="float" office:value="1852914191.3699999" table:style-name="ce14">
            <text:p>1.852.914.191<text:s/></text:p>
          </table:table-cell>
          <table:table-cell office:value-type="float" office:value="125854.22" table:style-name="ce14">
            <text:p>125.854<text:s/></text:p>
          </table:table-cell>
          <table:table-cell office:value-type="float" office:value="2723229959.3699999" table:style-name="ce15">
            <text:p>2.723.229.95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75472.61" table:style-name="ce14">
            <text:p>75.473<text:s/></text:p>
          </table:table-cell>
          <table:table-cell office:value-type="float" office:value="342382.27" table:style-name="ce14">
            <text:p>342.382<text:s/></text:p>
          </table:table-cell>
          <table:table-cell office:value-type="float" office:value="208718.3" table:style-name="ce14">
            <text:p>208.718<text:s/></text:p>
          </table:table-cell>
          <table:table-cell office:value-type="float" office:value="35421.120000000003" table:style-name="ce14">
            <text:p>35.421<text:s/></text:p>
          </table:table-cell>
          <table:table-cell office:value-type="float" office:value="4016431.98" table:style-name="ce14">
            <text:p>4.016.432<text:s/></text:p>
          </table:table-cell>
          <table:table-cell office:value-type="float" office:value="317846.56" table:style-name="ce14">
            <text:p>317.847<text:s/></text:p>
          </table:table-cell>
          <table:table-cell office:value-type="float" office:value="96351.46" table:style-name="ce14">
            <text:p>96.351<text:s/></text:p>
          </table:table-cell>
          <table:table-cell office:value-type="float" office:value="508749.75" table:style-name="ce14">
            <text:p>508.750<text:s/></text:p>
          </table:table-cell>
          <table:table-cell office:value-type="float" office:value="11958828.140000001" table:style-name="ce14">
            <text:p>11.958.828<text:s/></text:p>
          </table:table-cell>
          <table:table-cell office:value-type="float" office:value="587550.98" table:style-name="ce14">
            <text:p>587.551<text:s/></text:p>
          </table:table-cell>
          <table:table-cell office:value-type="float" office:value="10656566.529999999" table:style-name="ce14">
            <text:p>10.656.567<text:s/></text:p>
          </table:table-cell>
          <table:table-cell office:value-type="float" office:value="28716452.379999999" table:style-name="ce14">
            <text:p>28.716.452<text:s/></text:p>
          </table:table-cell>
          <table:table-cell office:value-type="float" office:value="17530557.02" table:style-name="ce14">
            <text:p>17.530.557<text:s/></text:p>
          </table:table-cell>
          <table:table-cell office:value-type="float" office:value="2173833.23" table:style-name="ce14">
            <text:p>2.173.833<text:s/></text:p>
          </table:table-cell>
          <table:table-cell office:value-type="float" office:value="356541.09" table:style-name="ce14">
            <text:p>356.541<text:s/></text:p>
          </table:table-cell>
          <table:table-cell office:value-type="float" office:value="600617.68999999994" table:style-name="ce14">
            <text:p>600.618<text:s/></text:p>
          </table:table-cell>
          <table:table-cell office:value-type="float" office:value="875675.5" table:style-name="ce14">
            <text:p>875.676<text:s/></text:p>
          </table:table-cell>
          <table:table-cell office:value-type="float" office:value="11679632.380000001" table:style-name="ce14">
            <text:p>11.679.632<text:s/></text:p>
          </table:table-cell>
          <table:table-cell office:value-type="float" office:value="3566488.63" table:style-name="ce14">
            <text:p>3.566.489<text:s/></text:p>
          </table:table-cell>
          <table:table-cell office:value-type="float" office:value="283595.48" table:style-name="ce14">
            <text:p>283.595<text:s/></text:p>
          </table:table-cell>
          <table:table-cell office:value-type="float" office:value="435304.98" table:style-name="ce14">
            <text:p>435.305<text:s/></text:p>
          </table:table-cell>
          <table:table-cell office:value-type="float" office:value="108798.37" table:style-name="ce14">
            <text:p>108.798<text:s/></text:p>
          </table:table-cell>
          <table:table-cell office:value-type="float" office:value="13038897.42" table:style-name="ce14">
            <text:p>13.038.897<text:s/></text:p>
          </table:table-cell>
          <table:table-cell office:value-type="float" office:value="1520222.78" table:style-name="ce14">
            <text:p>1.520.223<text:s/></text:p>
          </table:table-cell>
          <table:table-cell office:value-type="float" office:value="294173.15999999997" table:style-name="ce14">
            <text:p>294.173<text:s/></text:p>
          </table:table-cell>
          <table:table-cell office:value-type="float" office:value="20515511.379999999" table:style-name="ce14">
            <text:p>20.515.511<text:s/></text:p>
          </table:table-cell>
          <table:table-cell office:value-type="float" office:value="1670127.03" table:style-name="ce14">
            <text:p>1.670.127<text:s/></text:p>
          </table:table-cell>
          <table:table-cell office:value-type="float" office:value="132170748.22" table:style-name="ce15">
            <text:p>132.170.74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8534362.5199999996" table:style-name="ce14">
            <text:p>8.534.363<text:s/></text:p>
          </table:table-cell>
          <table:table-cell office:value-type="float" office:value="32042822.73" table:style-name="ce14">
            <text:p>32.042.823<text:s/></text:p>
          </table:table-cell>
          <table:table-cell office:value-type="float" office:value="308818619.66000003" table:style-name="ce14">
            <text:p>308.818.620<text:s/></text:p>
          </table:table-cell>
          <table:table-cell office:value-type="float" office:value="4907469.1100000003" table:style-name="ce14">
            <text:p>4.907.469<text:s/></text:p>
          </table:table-cell>
          <table:table-cell office:value-type="float" office:value="394826846.14999998" table:style-name="ce14">
            <text:p>394.826.846<text:s/></text:p>
          </table:table-cell>
          <table:table-cell office:value-type="float" office:value="260029686.16" table:style-name="ce14">
            <text:p>260.029.686<text:s/></text:p>
          </table:table-cell>
          <table:table-cell office:value-type="float" office:value="917045000.94999993" table:style-name="ce14">
            <text:p>917.045.001<text:s/></text:p>
          </table:table-cell>
          <table:table-cell office:value-type="float" office:value="233866157.56" table:style-name="ce14">
            <text:p>233.866.158<text:s/></text:p>
          </table:table-cell>
          <table:table-cell office:value-type="float" office:value="210571471.16" table:style-name="ce14">
            <text:p>210.571.471<text:s/></text:p>
          </table:table-cell>
          <table:table-cell office:value-type="float" office:value="132429313.25" table:style-name="ce14">
            <text:p>132.429.313<text:s/></text:p>
          </table:table-cell>
          <table:table-cell office:value-type="float" office:value="845451464.74000001" table:style-name="ce14">
            <text:p>845.451.465<text:s/></text:p>
          </table:table-cell>
          <table:table-cell office:value-type="float" office:value="69323917.569999993" table:style-name="ce14">
            <text:p>69.323.918<text:s/></text:p>
          </table:table-cell>
          <table:table-cell office:value-type="float" office:value="109245632.15000001" table:style-name="ce14">
            <text:p>109.245.632<text:s/></text:p>
          </table:table-cell>
          <table:table-cell office:value-type="float" office:value="113461376.56999999" table:style-name="ce14">
            <text:p>113.461.377<text:s/></text:p>
          </table:table-cell>
          <table:table-cell office:value-type="float" office:value="54812266.719999999" table:style-name="ce14">
            <text:p>54.812.267<text:s/></text:p>
          </table:table-cell>
          <table:table-cell office:value-type="float" office:value="396567721.32999998" table:style-name="ce14">
            <text:p>396.567.721<text:s/></text:p>
          </table:table-cell>
          <table:table-cell office:value-type="float" office:value="50660969.25" table:style-name="ce14">
            <text:p>50.660.969<text:s/></text:p>
          </table:table-cell>
          <table:table-cell office:value-type="float" office:value="904555903.03999996" table:style-name="ce14">
            <text:p>904.555.903<text:s/></text:p>
          </table:table-cell>
          <table:table-cell office:value-type="float" office:value="3025569970.02" table:style-name="ce14">
            <text:p>3.025.569.970<text:s/></text:p>
          </table:table-cell>
          <table:table-cell office:value-type="float" office:value="60900644.100000001" table:style-name="ce14">
            <text:p>60.900.644<text:s/></text:p>
          </table:table-cell>
          <table:table-cell office:value-type="float" office:value="32078564.289999999" table:style-name="ce14">
            <text:p>32.078.564<text:s/></text:p>
          </table:table-cell>
          <table:table-cell office:value-type="float" office:value="7006942.0700000003" table:style-name="ce14">
            <text:p>7.006.942<text:s/></text:p>
          </table:table-cell>
          <table:table-cell office:value-type="float" office:value="812921363.58000004" table:style-name="ce14">
            <text:p>812.921.364<text:s/></text:p>
          </table:table-cell>
          <table:table-cell office:value-type="float" office:value="790372455.07000005" table:style-name="ce14">
            <text:p>790.372.455<text:s/></text:p>
          </table:table-cell>
          <table:table-cell office:value-type="float" office:value="36587901.149999999" table:style-name="ce14">
            <text:p>36.587.901<text:s/></text:p>
          </table:table-cell>
          <table:table-cell office:value-type="float" office:value="7151965022.9200001" table:style-name="ce14">
            <text:p>7.151.965.023<text:s/></text:p>
          </table:table-cell>
          <table:table-cell office:value-type="float" office:value="25844041.66" table:style-name="ce14">
            <text:p>25.844.042<text:s/></text:p>
          </table:table-cell>
          <table:table-cell office:value-type="float" office:value="16990397905.48" table:style-name="ce15">
            <text:p>16.990.397.90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2643.54" table:style-name="ce14">
            <text:p>2.644<text:s/></text:p>
          </table:table-cell>
          <table:table-cell office:value-type="float" office:value="65995.490000000005" table:style-name="ce14">
            <text:p>65.995<text:s/></text:p>
          </table:table-cell>
          <table:table-cell office:value-type="float" office:value="158181.01" table:style-name="ce14">
            <text:p>158.181<text:s/></text:p>
          </table:table-cell>
          <table:table-cell office:value-type="float" office:value="20958.32" table:style-name="ce14">
            <text:p>20.958<text:s/></text:p>
          </table:table-cell>
          <table:table-cell office:value-type="float" office:value="1760623.27" table:style-name="ce14">
            <text:p>1.760.623<text:s/></text:p>
          </table:table-cell>
          <table:table-cell office:value-type="float" office:value="16489918.890000001" table:style-name="ce14">
            <text:p>16.489.919<text:s/></text:p>
          </table:table-cell>
          <table:table-cell office:value-type="float" office:value="504635619.81999999" table:style-name="ce14">
            <text:p>504.635.620<text:s/></text:p>
          </table:table-cell>
          <table:table-cell office:value-type="float" office:value="5787929.3899999997" table:style-name="ce14">
            <text:p>5.787.929<text:s/></text:p>
          </table:table-cell>
          <table:table-cell office:value-type="float" office:value="300361.31" table:style-name="ce14">
            <text:p>300.361<text:s/></text:p>
          </table:table-cell>
          <table:table-cell office:value-type="float" office:value="24724.76" table:style-name="ce14">
            <text:p>24.725<text:s/></text:p>
          </table:table-cell>
          <table:table-cell office:value-type="float" office:value="21802236.82" table:style-name="ce14">
            <text:p>21.802.237<text:s/></text:p>
          </table:table-cell>
          <table:table-cell office:value-type="float" office:value="10624.86" table:style-name="ce14">
            <text:p>10.625<text:s/></text:p>
          </table:table-cell>
          <table:table-cell office:value-type="float" office:value="135544.79" table:style-name="ce14">
            <text:p>135.545<text:s/></text:p>
          </table:table-cell>
          <table:table-cell office:value-type="float" office:value="10149128.42" table:style-name="ce14">
            <text:p>10.149.128<text:s/></text:p>
          </table:table-cell>
          <table:table-cell office:value-type="float" office:value="37521.129999999997" table:style-name="ce14">
            <text:p>37.521<text:s/></text:p>
          </table:table-cell>
          <table:table-cell office:value-type="float" office:value="7729444.25" table:style-name="ce14">
            <text:p>7.729.444<text:s/></text:p>
          </table:table-cell>
          <table:table-cell office:value-type="float" office:value="39610.17" table:style-name="ce14">
            <text:p>39.610<text:s/></text:p>
          </table:table-cell>
          <table:table-cell office:value-type="float" office:value="41774872.899999999" table:style-name="ce14">
            <text:p>41.774.873<text:s/></text:p>
          </table:table-cell>
          <table:table-cell office:value-type="float" office:value="133883124.63" table:style-name="ce14">
            <text:p>133.883.125<text:s/></text:p>
          </table:table-cell>
          <table:table-cell office:value-type="float" office:value="89956.5" table:style-name="ce14">
            <text:p>89.957<text:s/></text:p>
          </table:table-cell>
          <table:table-cell office:value-type="float" office:value="41365.61" table:style-name="ce14">
            <text:p>41.366<text:s/></text:p>
          </table:table-cell>
          <table:table-cell office:value-type="float" office:value="4895.88" table:style-name="ce14">
            <text:p>4.896<text:s/></text:p>
          </table:table-cell>
          <table:table-cell office:value-type="float" office:value="33167534.280000001" table:style-name="ce14">
            <text:p>33.167.534<text:s/></text:p>
          </table:table-cell>
          <table:table-cell office:value-type="float" office:value="1234454.76" table:style-name="ce14">
            <text:p>1.234.455<text:s/></text:p>
          </table:table-cell>
          <table:table-cell office:value-type="float" office:value="1604605.37" table:style-name="ce14">
            <text:p>1.604.605<text:s/></text:p>
          </table:table-cell>
          <table:table-cell office:value-type="float" office:value="839909340.77999997" table:style-name="ce14">
            <text:p>839.909.341<text:s/></text:p>
          </table:table-cell>
          <table:table-cell office:value-type="float" office:value="20826.939999999999" table:style-name="ce14">
            <text:p>20.827<text:s/></text:p>
          </table:table-cell>
          <table:table-cell office:value-type="float" office:value="1620882043.8899999" table:style-name="ce15">
            <text:p>1.620.882.04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8531718.9800000004" table:style-name="ce14">
            <text:p>8.531.719<text:s/></text:p>
          </table:table-cell>
          <table:table-cell office:value-type="float" office:value="31976827.240000002" table:style-name="ce14">
            <text:p>31.976.827<text:s/></text:p>
          </table:table-cell>
          <table:table-cell office:value-type="float" office:value="308660438.65000004" table:style-name="ce14">
            <text:p>308.660.439<text:s/></text:p>
          </table:table-cell>
          <table:table-cell office:value-type="float" office:value="4886510.79" table:style-name="ce14">
            <text:p>4.886.511<text:s/></text:p>
          </table:table-cell>
          <table:table-cell office:value-type="float" office:value="393066222.88" table:style-name="ce14">
            <text:p>393.066.223<text:s/></text:p>
          </table:table-cell>
          <table:table-cell office:value-type="float" office:value="243539767.27000004" table:style-name="ce14">
            <text:p>243.539.767<text:s/></text:p>
          </table:table-cell>
          <table:table-cell office:value-type="float" office:value="412409381.13" table:style-name="ce14">
            <text:p>412.409.381<text:s/></text:p>
          </table:table-cell>
          <table:table-cell office:value-type="float" office:value="228078228.16999999" table:style-name="ce14">
            <text:p>228.078.228<text:s/></text:p>
          </table:table-cell>
          <table:table-cell office:value-type="float" office:value="210271109.85000002" table:style-name="ce14">
            <text:p>210.271.110<text:s/></text:p>
          </table:table-cell>
          <table:table-cell office:value-type="float" office:value="132404588.48999999" table:style-name="ce14">
            <text:p>132.404.588<text:s/></text:p>
          </table:table-cell>
          <table:table-cell office:value-type="float" office:value="823649227.91999984" table:style-name="ce14">
            <text:p>823.649.228<text:s/></text:p>
          </table:table-cell>
          <table:table-cell office:value-type="float" office:value="69313292.709999993" table:style-name="ce14">
            <text:p>69.313.293<text:s/></text:p>
          </table:table-cell>
          <table:table-cell office:value-type="float" office:value="109110087.36" table:style-name="ce14">
            <text:p>109.110.087<text:s/></text:p>
          </table:table-cell>
          <table:table-cell office:value-type="float" office:value="103312248.15000001" table:style-name="ce14">
            <text:p>103.312.248<text:s/></text:p>
          </table:table-cell>
          <table:table-cell office:value-type="float" office:value="54774745.590000004" table:style-name="ce14">
            <text:p>54.774.746<text:s/></text:p>
          </table:table-cell>
          <table:table-cell office:value-type="float" office:value="388838277.07999998" table:style-name="ce14">
            <text:p>388.838.277<text:s/></text:p>
          </table:table-cell>
          <table:table-cell office:value-type="float" office:value="50621359.079999998" table:style-name="ce14">
            <text:p>50.621.359<text:s/></text:p>
          </table:table-cell>
          <table:table-cell office:value-type="float" office:value="862781030.13999999" table:style-name="ce14">
            <text:p>862.781.030<text:s/></text:p>
          </table:table-cell>
          <table:table-cell office:value-type="float" office:value="2891686845.3899999" table:style-name="ce14">
            <text:p>2.891.686.845<text:s/></text:p>
          </table:table-cell>
          <table:table-cell office:value-type="float" office:value="60810687.600000001" table:style-name="ce14">
            <text:p>60.810.688<text:s/></text:p>
          </table:table-cell>
          <table:table-cell office:value-type="float" office:value="32037198.68" table:style-name="ce14">
            <text:p>32.037.199<text:s/></text:p>
          </table:table-cell>
          <table:table-cell office:value-type="float" office:value="7002046.1900000004" table:style-name="ce14">
            <text:p>7.002.046<text:s/></text:p>
          </table:table-cell>
          <table:table-cell office:value-type="float" office:value="779753829.30000007" table:style-name="ce14">
            <text:p>779.753.829<text:s/></text:p>
          </table:table-cell>
          <table:table-cell office:value-type="float" office:value="789138000.31000006" table:style-name="ce14">
            <text:p>789.138.000<text:s/></text:p>
          </table:table-cell>
          <table:table-cell office:value-type="float" office:value="34983295.780000001" table:style-name="ce14">
            <text:p>34.983.296<text:s/></text:p>
          </table:table-cell>
          <table:table-cell office:value-type="float" office:value="6312055682.1399994" table:style-name="ce14">
            <text:p>6.312.055.682<text:s/></text:p>
          </table:table-cell>
          <table:table-cell office:value-type="float" office:value="25823214.719999999" table:style-name="ce14">
            <text:p>25.823.215<text:s/></text:p>
          </table:table-cell>
          <table:table-cell office:value-type="float" office:value="15369515861.59" table:style-name="ce15">
            <text:p>15.369.515.86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035820.62" table:style-name="ce14">
            <text:p>3.035.821<text:s/></text:p>
          </table:table-cell>
          <table:table-cell office:value-type="float" office:value="13954696.439999999" table:style-name="ce14">
            <text:p>13.954.696<text:s/></text:p>
          </table:table-cell>
          <table:table-cell office:value-type="float" office:value="74607121.700000003" table:style-name="ce14">
            <text:p>74.607.122<text:s/></text:p>
          </table:table-cell>
          <table:table-cell office:value-type="float" office:value="3032495" table:style-name="ce14">
            <text:p>3.032.495<text:s/></text:p>
          </table:table-cell>
          <table:table-cell office:value-type="float" office:value="116530724.45" table:style-name="ce14">
            <text:p>116.530.724<text:s/></text:p>
          </table:table-cell>
          <table:table-cell office:value-type="float" office:value="74302057.569999993" table:style-name="ce14">
            <text:p>74.302.058<text:s/></text:p>
          </table:table-cell>
          <table:table-cell office:value-type="float" office:value="311381261.35000002" table:style-name="ce14">
            <text:p>311.381.261<text:s/></text:p>
          </table:table-cell>
          <table:table-cell office:value-type="float" office:value="71638103.239999995" table:style-name="ce14">
            <text:p>71.638.103<text:s/></text:p>
          </table:table-cell>
          <table:table-cell office:value-type="float" office:value="70661798.719999999" table:style-name="ce14">
            <text:p>70.661.799<text:s/></text:p>
          </table:table-cell>
          <table:table-cell office:value-type="float" office:value="38166502.509999998" table:style-name="ce14">
            <text:p>38.166.503<text:s/></text:p>
          </table:table-cell>
          <table:table-cell office:value-type="float" office:value="223761621.80000001" table:style-name="ce14">
            <text:p>223.761.622<text:s/></text:p>
          </table:table-cell>
          <table:table-cell office:value-type="float" office:value="21235824.73" table:style-name="ce14">
            <text:p>21.235.825<text:s/></text:p>
          </table:table-cell>
          <table:table-cell office:value-type="float" office:value="40541057.380000003" table:style-name="ce14">
            <text:p>40.541.057<text:s/></text:p>
          </table:table-cell>
          <table:table-cell office:value-type="float" office:value="42056465.270000003" table:style-name="ce14">
            <text:p>42.056.465<text:s/></text:p>
          </table:table-cell>
          <table:table-cell office:value-type="float" office:value="19225136.73" table:style-name="ce14">
            <text:p>19.225.137<text:s/></text:p>
          </table:table-cell>
          <table:table-cell office:value-type="float" office:value="108962008.55" table:style-name="ce14">
            <text:p>108.962.009<text:s/></text:p>
          </table:table-cell>
          <table:table-cell office:value-type="float" office:value="19011478.710000001" table:style-name="ce14">
            <text:p>19.011.479<text:s/></text:p>
          </table:table-cell>
          <table:table-cell office:value-type="float" office:value="239969534.77000001" table:style-name="ce14">
            <text:p>239.969.535<text:s/></text:p>
          </table:table-cell>
          <table:table-cell office:value-type="float" office:value="741007170.15999997" table:style-name="ce14">
            <text:p>741.007.170<text:s/></text:p>
          </table:table-cell>
          <table:table-cell office:value-type="float" office:value="15452868.1" table:style-name="ce14">
            <text:p>15.452.868<text:s/></text:p>
          </table:table-cell>
          <table:table-cell office:value-type="float" office:value="14096985.289999999" table:style-name="ce14">
            <text:p>14.096.985<text:s/></text:p>
          </table:table-cell>
          <table:table-cell office:value-type="float" office:value="7911078.4400000004" table:style-name="ce14">
            <text:p>7.911.078<text:s/></text:p>
          </table:table-cell>
          <table:table-cell office:value-type="float" office:value="240813240.46000001" table:style-name="ce14">
            <text:p>240.813.240<text:s/></text:p>
          </table:table-cell>
          <table:table-cell office:value-type="float" office:value="199735047.61000001" table:style-name="ce14">
            <text:p>199.735.048<text:s/></text:p>
          </table:table-cell>
          <table:table-cell office:value-type="float" office:value="13366746.630000001" table:style-name="ce14">
            <text:p>13.366.747<text:s/></text:p>
          </table:table-cell>
          <table:table-cell office:value-type="float" office:value="1722961083.8099999" table:style-name="ce14">
            <text:p>1.722.961.084<text:s/></text:p>
          </table:table-cell>
          <table:table-cell office:value-type="float" office:value="10547355.199999999" table:style-name="ce14">
            <text:p>10.547.355<text:s/></text:p>
          </table:table-cell>
          <table:table-cell office:value-type="float" office:value="4457965285.2400007" table:style-name="ce15">
            <text:p>4.457.965.28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429.57" table:style-name="ce14">
            <text:p>430<text:s/></text:p>
          </table:table-cell>
          <table:table-cell office:value-type="float" office:value="10015.379999999999" table:style-name="ce14">
            <text:p>10.015<text:s/></text:p>
          </table:table-cell>
          <table:table-cell office:value-type="float" office:value="25834.49" table:style-name="ce14">
            <text:p>25.834<text:s/></text:p>
          </table:table-cell>
          <table:table-cell office:value-type="float" office:value="3403.4" table:style-name="ce14">
            <text:p>3.403<text:s/></text:p>
          </table:table-cell>
          <table:table-cell office:value-type="float" office:value="285657.48" table:style-name="ce14">
            <text:p>285.657<text:s/></text:p>
          </table:table-cell>
          <table:table-cell office:value-type="float" office:value="2690023.26" table:style-name="ce14">
            <text:p>2.690.023<text:s/></text:p>
          </table:table-cell>
          <table:table-cell office:value-type="float" office:value="83907584.239999995" table:style-name="ce14">
            <text:p>83.907.584<text:s/></text:p>
          </table:table-cell>
          <table:table-cell office:value-type="float" office:value="974569.64" table:style-name="ce14">
            <text:p>974.570<text:s/></text:p>
          </table:table-cell>
          <table:table-cell office:value-type="float" office:value="48750.63" table:style-name="ce14">
            <text:p>48.751<text:s/></text:p>
          </table:table-cell>
          <table:table-cell office:value-type="float" office:value="3942.05" table:style-name="ce14">
            <text:p>3.942<text:s/></text:p>
          </table:table-cell>
          <table:table-cell office:value-type="float" office:value="3460992.06" table:style-name="ce14">
            <text:p>3.460.992<text:s/></text:p>
          </table:table-cell>
          <table:table-cell office:value-type="float" office:value="2185.09" table:style-name="ce14">
            <text:p>2.185<text:s/></text:p>
          </table:table-cell>
          <table:table-cell office:value-type="float" office:value="25998.21" table:style-name="ce14">
            <text:p>25.998<text:s/></text:p>
          </table:table-cell>
          <table:table-cell office:value-type="float" office:value="1653895.74" table:style-name="ce14">
            <text:p>1.653.896<text:s/></text:p>
          </table:table-cell>
          <table:table-cell office:value-type="float" office:value="6327.28" table:style-name="ce14">
            <text:p>6.327<text:s/></text:p>
          </table:table-cell>
          <table:table-cell office:value-type="float" office:value="1257283.26" table:style-name="ce14">
            <text:p>1.257.283<text:s/></text:p>
          </table:table-cell>
          <table:table-cell office:value-type="float" office:value="6999.51" table:style-name="ce14">
            <text:p>7.000<text:s/></text:p>
          </table:table-cell>
          <table:table-cell office:value-type="float" office:value="6838822.9400000004" table:style-name="ce14">
            <text:p>6.838.823<text:s/></text:p>
          </table:table-cell>
          <table:table-cell office:value-type="float" office:value="21805284.210000001" table:style-name="ce14">
            <text:p>21.805.284<text:s/></text:p>
          </table:table-cell>
          <table:table-cell office:value-type="float" office:value="14624.47" table:style-name="ce14">
            <text:p>14.624<text:s/></text:p>
          </table:table-cell>
          <table:table-cell office:value-type="float" office:value="6708.39" table:style-name="ce14">
            <text:p>6.708<text:s/></text:p>
          </table:table-cell>
          <table:table-cell office:value-type="float" office:value="795.58" table:style-name="ce14">
            <text:p>796<text:s/></text:p>
          </table:table-cell>
          <table:table-cell office:value-type="float" office:value="5641879.9699999997" table:style-name="ce14">
            <text:p>5.641.880<text:s/></text:p>
          </table:table-cell>
          <table:table-cell office:value-type="float" office:value="210500.64" table:style-name="ce14">
            <text:p>210.501<text:s/></text:p>
          </table:table-cell>
          <table:table-cell office:value-type="float" office:value="68374.38" table:style-name="ce14">
            <text:p>68.374<text:s/></text:p>
          </table:table-cell>
          <table:table-cell office:value-type="float" office:value="137103244.21000001" table:style-name="ce14">
            <text:p>137.103.244<text:s/></text:p>
          </table:table-cell>
          <table:table-cell office:value-type="float" office:value="3525.66" table:style-name="ce14">
            <text:p>3.526<text:s/></text:p>
          </table:table-cell>
          <table:table-cell office:value-type="float" office:value="266057651.73999998" table:style-name="ce15">
            <text:p>266.057.65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035391.05" table:style-name="ce14">
            <text:p>3.035.391<text:s/></text:p>
          </table:table-cell>
          <table:table-cell office:value-type="float" office:value="13944681.059999999" table:style-name="ce14">
            <text:p>13.944.681<text:s/></text:p>
          </table:table-cell>
          <table:table-cell office:value-type="float" office:value="74581287.209999993" table:style-name="ce14">
            <text:p>74.581.287<text:s/></text:p>
          </table:table-cell>
          <table:table-cell office:value-type="float" office:value="3029091.6" table:style-name="ce14">
            <text:p>3.029.092<text:s/></text:p>
          </table:table-cell>
          <table:table-cell office:value-type="float" office:value="116245066.97" table:style-name="ce14">
            <text:p>116.245.067<text:s/></text:p>
          </table:table-cell>
          <table:table-cell office:value-type="float" office:value="71612034.310000002" table:style-name="ce14">
            <text:p>71.612.034<text:s/></text:p>
          </table:table-cell>
          <table:table-cell office:value-type="float" office:value="227473677.11000001" table:style-name="ce14">
            <text:p>227.473.677<text:s/></text:p>
          </table:table-cell>
          <table:table-cell office:value-type="float" office:value="70663533.599999994" table:style-name="ce14">
            <text:p>70.663.534<text:s/></text:p>
          </table:table-cell>
          <table:table-cell office:value-type="float" office:value="70613048.089999989" table:style-name="ce14">
            <text:p>70.613.048<text:s/></text:p>
          </table:table-cell>
          <table:table-cell office:value-type="float" office:value="38162560.460000008" table:style-name="ce14">
            <text:p>38.162.560<text:s/></text:p>
          </table:table-cell>
          <table:table-cell office:value-type="float" office:value="220300629.73999998" table:style-name="ce14">
            <text:p>220.300.630<text:s/></text:p>
          </table:table-cell>
          <table:table-cell office:value-type="float" office:value="21233639.640000001" table:style-name="ce14">
            <text:p>21.233.640<text:s/></text:p>
          </table:table-cell>
          <table:table-cell office:value-type="float" office:value="40515059.169999994" table:style-name="ce14">
            <text:p>40.515.059<text:s/></text:p>
          </table:table-cell>
          <table:table-cell office:value-type="float" office:value="40402569.530000001" table:style-name="ce14">
            <text:p>40.402.570<text:s/></text:p>
          </table:table-cell>
          <table:table-cell office:value-type="float" office:value="19218809.449999999" table:style-name="ce14">
            <text:p>19.218.809<text:s/></text:p>
          </table:table-cell>
          <table:table-cell office:value-type="float" office:value="107704725.29000001" table:style-name="ce14">
            <text:p>107.704.725<text:s/></text:p>
          </table:table-cell>
          <table:table-cell office:value-type="float" office:value="19004479.200000003" table:style-name="ce14">
            <text:p>19.004.479<text:s/></text:p>
          </table:table-cell>
          <table:table-cell office:value-type="float" office:value="233130711.82999998" table:style-name="ce14">
            <text:p>233.130.712<text:s/></text:p>
          </table:table-cell>
          <table:table-cell office:value-type="float" office:value="719201885.95000005" table:style-name="ce14">
            <text:p>719.201.886<text:s/></text:p>
          </table:table-cell>
          <table:table-cell office:value-type="float" office:value="15438243.629999999" table:style-name="ce14">
            <text:p>15.438.244<text:s/></text:p>
          </table:table-cell>
          <table:table-cell office:value-type="float" office:value="14090276.9" table:style-name="ce14">
            <text:p>14.090.277<text:s/></text:p>
          </table:table-cell>
          <table:table-cell office:value-type="float" office:value="7910282.8600000003" table:style-name="ce14">
            <text:p>7.910.283<text:s/></text:p>
          </table:table-cell>
          <table:table-cell office:value-type="float" office:value="235171360.49000001" table:style-name="ce14">
            <text:p>235.171.360<text:s/></text:p>
          </table:table-cell>
          <table:table-cell office:value-type="float" office:value="199524546.97" table:style-name="ce14">
            <text:p>199.524.547<text:s/></text:p>
          </table:table-cell>
          <table:table-cell office:value-type="float" office:value="13298372.25" table:style-name="ce14">
            <text:p>13.298.372<text:s/></text:p>
          </table:table-cell>
          <table:table-cell office:value-type="float" office:value="1585857839.5999997" table:style-name="ce14">
            <text:p>1.585.857.840<text:s/></text:p>
          </table:table-cell>
          <table:table-cell office:value-type="float" office:value="10543829.539999999" table:style-name="ce14">
            <text:p>10.543.830<text:s/></text:p>
          </table:table-cell>
          <table:table-cell office:value-type="float" office:value="4191907633.5" table:style-name="ce15">
            <text:p>4.191.907.63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6148405.5599999996" table:style-name="ce14">
            <text:p>6.148.406<text:s/></text:p>
          </table:table-cell>
          <table:table-cell office:value-type="float" office:value="20108616.719999999" table:style-name="ce14">
            <text:p>20.108.617<text:s/></text:p>
          </table:table-cell>
          <table:table-cell office:value-type="float" office:value="135517889.11000001" table:style-name="ce14">
            <text:p>135.517.889<text:s/></text:p>
          </table:table-cell>
          <table:table-cell office:value-type="float" office:value="3756872.94" table:style-name="ce14">
            <text:p>3.756.873<text:s/></text:p>
          </table:table-cell>
          <table:table-cell office:value-type="float" office:value="150097785" table:style-name="ce14">
            <text:p>150.097.785<text:s/></text:p>
          </table:table-cell>
          <table:table-cell office:value-type="float" office:value="124764832.36" table:style-name="ce14">
            <text:p>124.764.832<text:s/></text:p>
          </table:table-cell>
          <table:table-cell office:value-type="float" office:value="492428307.66000003" table:style-name="ce14">
            <text:p>492.428.308<text:s/></text:p>
          </table:table-cell>
          <table:table-cell office:value-type="float" office:value="91565949.409999996" table:style-name="ce14">
            <text:p>91.565.949<text:s/></text:p>
          </table:table-cell>
          <table:table-cell office:value-type="float" office:value="107542337.77" table:style-name="ce14">
            <text:p>107.542.338<text:s/></text:p>
          </table:table-cell>
          <table:table-cell office:value-type="float" office:value="38007826.219999999" table:style-name="ce14">
            <text:p>38.007.826<text:s/></text:p>
          </table:table-cell>
          <table:table-cell office:value-type="float" office:value="458386406.24000001" table:style-name="ce14">
            <text:p>458.386.406<text:s/></text:p>
          </table:table-cell>
          <table:table-cell office:value-type="float" office:value="48912308.439999998" table:style-name="ce14">
            <text:p>48.912.308<text:s/></text:p>
          </table:table-cell>
          <table:table-cell office:value-type="float" office:value="72152142.439999998" table:style-name="ce14">
            <text:p>72.152.142<text:s/></text:p>
          </table:table-cell>
          <table:table-cell office:value-type="float" office:value="115013222.66" table:style-name="ce14">
            <text:p>115.013.223<text:s/></text:p>
          </table:table-cell>
          <table:table-cell office:value-type="float" office:value="31818262.289999999" table:style-name="ce14">
            <text:p>31.818.262<text:s/></text:p>
          </table:table-cell>
          <table:table-cell office:value-type="float" office:value="112775159.98" table:style-name="ce14">
            <text:p>112.775.160<text:s/></text:p>
          </table:table-cell>
          <table:table-cell office:value-type="float" office:value="30990828.649999999" table:style-name="ce14">
            <text:p>30.990.829<text:s/></text:p>
          </table:table-cell>
          <table:table-cell office:value-type="float" office:value="335865748.27999997" table:style-name="ce14">
            <text:p>335.865.748<text:s/></text:p>
          </table:table-cell>
          <table:table-cell office:value-type="float" office:value="804312014.99000001" table:style-name="ce14">
            <text:p>804.312.015<text:s/></text:p>
          </table:table-cell>
          <table:table-cell office:value-type="float" office:value="40705571.960000001" table:style-name="ce14">
            <text:p>40.705.572<text:s/></text:p>
          </table:table-cell>
          <table:table-cell office:value-type="float" office:value="20357899.719999999" table:style-name="ce14">
            <text:p>20.357.900<text:s/></text:p>
          </table:table-cell>
          <table:table-cell office:value-type="float" office:value="5507423.21" table:style-name="ce14">
            <text:p>5.507.423<text:s/></text:p>
          </table:table-cell>
          <table:table-cell office:value-type="float" office:value="399734660.29000002" table:style-name="ce14">
            <text:p>399.734.660<text:s/></text:p>
          </table:table-cell>
          <table:table-cell office:value-type="float" office:value="264585911.28" table:style-name="ce14">
            <text:p>264.585.911<text:s/></text:p>
          </table:table-cell>
          <table:table-cell office:value-type="float" office:value="21260976.420000002" table:style-name="ce14">
            <text:p>21.260.976<text:s/></text:p>
          </table:table-cell>
          <table:table-cell office:value-type="float" office:value="2872329430.4899998" table:style-name="ce14">
            <text:p>2.872.329.430<text:s/></text:p>
          </table:table-cell>
          <table:table-cell office:value-type="float" office:value="15533131.65" table:style-name="ce14">
            <text:p>15.533.132<text:s/></text:p>
          </table:table-cell>
          <table:table-cell office:value-type="float" office:value="6820179921.7399998" table:style-name="ce15">
            <text:p>6.820.179.92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15876.41" table:style-name="ce14">
            <text:p>15.876<text:s/></text:p>
          </table:table-cell>
          <table:table-cell office:value-type="float" office:value="30643.23" table:style-name="ce14">
            <text:p>30.643<text:s/></text:p>
          </table:table-cell>
          <table:table-cell office:value-type="float" office:value="173746.95" table:style-name="ce14">
            <text:p>173.747<text:s/></text:p>
          </table:table-cell>
          <table:table-cell office:value-type="float" office:value="165.96" table:style-name="ce14">
            <text:p>166<text:s/></text:p>
          </table:table-cell>
          <table:table-cell office:value-type="float" office:value="1124397.6100000001" table:style-name="ce14">
            <text:p>1.124.398<text:s/></text:p>
          </table:table-cell>
          <table:table-cell office:value-type="float" office:value="5549858.3300000001" table:style-name="ce14">
            <text:p>5.549.858<text:s/></text:p>
          </table:table-cell>
          <table:table-cell office:value-type="float" office:value="294552303.70999998" table:style-name="ce14">
            <text:p>294.552.304<text:s/></text:p>
          </table:table-cell>
          <table:table-cell office:value-type="float" office:value="963473.29" table:style-name="ce14">
            <text:p>963.473<text:s/></text:p>
          </table:table-cell>
          <table:table-cell office:value-type="float" office:value="473341.66" table:style-name="ce14">
            <text:p>473.342<text:s/></text:p>
          </table:table-cell>
          <table:table-cell office:value-type="float" office:value="7482.3" table:style-name="ce14">
            <text:p>7.482<text:s/></text:p>
          </table:table-cell>
          <table:table-cell office:value-type="float" office:value="9052419.4499999993" table:style-name="ce14">
            <text:p>9.052.419<text:s/></text:p>
          </table:table-cell>
          <table:table-cell office:value-type="float" office:value="116463.34" table:style-name="ce14">
            <text:p>116.463<text:s/></text:p>
          </table:table-cell>
          <table:table-cell office:value-type="float" office:value="247692.07" table:style-name="ce14">
            <text:p>247.692<text:s/></text:p>
          </table:table-cell>
          <table:table-cell office:value-type="float" office:value="10076712.33" table:style-name="ce14">
            <text:p>10.076.712<text:s/></text:p>
          </table:table-cell>
          <table:table-cell office:value-type="float" office:value="21404.77" table:style-name="ce14">
            <text:p>21.405<text:s/></text:p>
          </table:table-cell>
          <table:table-cell office:value-type="float" office:value="4067853.78" table:style-name="ce14">
            <text:p>4.067.854<text:s/></text:p>
          </table:table-cell>
          <table:table-cell office:value-type="float" office:value="677.78" table:style-name="ce14">
            <text:p>678<text:s/></text:p>
          </table:table-cell>
          <table:table-cell office:value-type="float" office:value="18048074.149999999" table:style-name="ce14">
            <text:p>18.048.074<text:s/></text:p>
          </table:table-cell>
          <table:table-cell office:value-type="float" office:value="128604941.48999999" table:style-name="ce14">
            <text:p>128.604.941<text:s/></text:p>
          </table:table-cell>
          <table:table-cell office:value-type="float" office:value="50765.16" table:style-name="ce14">
            <text:p>50.765<text:s/></text:p>
          </table:table-cell>
          <table:table-cell office:value-type="float" office:value="171693.68" table:style-name="ce14">
            <text:p>171.694<text:s/></text:p>
          </table:table-cell>
          <table:table-cell office:value-type="float" office:value="806.67" table:style-name="ce14">
            <text:p>807<text:s/></text:p>
          </table:table-cell>
          <table:table-cell office:value-type="float" office:value="26421299.300000001" table:style-name="ce14">
            <text:p>26.421.299<text:s/></text:p>
          </table:table-cell>
          <table:table-cell office:value-type="float" office:value="1091388.78" table:style-name="ce14">
            <text:p>1.091.389<text:s/></text:p>
          </table:table-cell>
          <table:table-cell office:value-type="float" office:value="2183454.94" table:style-name="ce14">
            <text:p>2.183.455<text:s/></text:p>
          </table:table-cell>
          <table:table-cell office:value-type="float" office:value="397222192.42000002" table:style-name="ce14">
            <text:p>397.222.192<text:s/></text:p>
          </table:table-cell>
          <table:table-cell office:value-type="float" office:value="3817.32" table:style-name="ce14">
            <text:p>3.817<text:s/></text:p>
          </table:table-cell>
          <table:table-cell office:value-type="float" office:value="900272946.88" table:style-name="ce15">
            <text:p>900.272.94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6132529.1500000004" table:style-name="ce14">
            <text:p>6.132.529<text:s/></text:p>
          </table:table-cell>
          <table:table-cell office:value-type="float" office:value="20077973.489999998" table:style-name="ce14">
            <text:p>20.077.973<text:s/></text:p>
          </table:table-cell>
          <table:table-cell office:value-type="float" office:value="135344142.16000003" table:style-name="ce14">
            <text:p>135.344.142<text:s/></text:p>
          </table:table-cell>
          <table:table-cell office:value-type="float" office:value="3756706.98" table:style-name="ce14">
            <text:p>3.756.707<text:s/></text:p>
          </table:table-cell>
          <table:table-cell office:value-type="float" office:value="148973387.38999999" table:style-name="ce14">
            <text:p>148.973.387<text:s/></text:p>
          </table:table-cell>
          <table:table-cell office:value-type="float" office:value="119214974.03" table:style-name="ce14">
            <text:p>119.214.974<text:s/></text:p>
          </table:table-cell>
          <table:table-cell office:value-type="float" office:value="197876003.95000002" table:style-name="ce14">
            <text:p>197.876.004<text:s/></text:p>
          </table:table-cell>
          <table:table-cell office:value-type="float" office:value="90602476.11999999" table:style-name="ce14">
            <text:p>90.602.476<text:s/></text:p>
          </table:table-cell>
          <table:table-cell office:value-type="float" office:value="107068996.10999998" table:style-name="ce14">
            <text:p>107.068.996<text:s/></text:p>
          </table:table-cell>
          <table:table-cell office:value-type="float" office:value="38000343.920000002" table:style-name="ce14">
            <text:p>38.000.344<text:s/></text:p>
          </table:table-cell>
          <table:table-cell office:value-type="float" office:value="449333986.79000002" table:style-name="ce14">
            <text:p>449.333.987<text:s/></text:p>
          </table:table-cell>
          <table:table-cell office:value-type="float" office:value="48795845.099999994" table:style-name="ce14">
            <text:p>48.795.845<text:s/></text:p>
          </table:table-cell>
          <table:table-cell office:value-type="float" office:value="71904450.370000005" table:style-name="ce14">
            <text:p>71.904.450<text:s/></text:p>
          </table:table-cell>
          <table:table-cell office:value-type="float" office:value="104936510.33" table:style-name="ce14">
            <text:p>104.936.510<text:s/></text:p>
          </table:table-cell>
          <table:table-cell office:value-type="float" office:value="31796857.519999996" table:style-name="ce14">
            <text:p>31.796.858<text:s/></text:p>
          </table:table-cell>
          <table:table-cell office:value-type="float" office:value="108707306.2" table:style-name="ce14">
            <text:p>108.707.306<text:s/></text:p>
          </table:table-cell>
          <table:table-cell office:value-type="float" office:value="30990150.870000001" table:style-name="ce14">
            <text:p>30.990.151<text:s/></text:p>
          </table:table-cell>
          <table:table-cell office:value-type="float" office:value="317817674.12999994" table:style-name="ce14">
            <text:p>317.817.674<text:s/></text:p>
          </table:table-cell>
          <table:table-cell office:value-type="float" office:value="675707073.50000012" table:style-name="ce14">
            <text:p>675.707.074<text:s/></text:p>
          </table:table-cell>
          <table:table-cell office:value-type="float" office:value="40654806.799999997" table:style-name="ce14">
            <text:p>40.654.807<text:s/></text:p>
          </table:table-cell>
          <table:table-cell office:value-type="float" office:value="20186206.040000003" table:style-name="ce14">
            <text:p>20.186.206<text:s/></text:p>
          </table:table-cell>
          <table:table-cell office:value-type="float" office:value="5506616.540000001" table:style-name="ce14">
            <text:p>5.506.617<text:s/></text:p>
          </table:table-cell>
          <table:table-cell office:value-type="float" office:value="373313360.99000001" table:style-name="ce14">
            <text:p>373.313.361<text:s/></text:p>
          </table:table-cell>
          <table:table-cell office:value-type="float" office:value="263494522.5" table:style-name="ce14">
            <text:p>263.494.523<text:s/></text:p>
          </table:table-cell>
          <table:table-cell office:value-type="float" office:value="19077521.48" table:style-name="ce14">
            <text:p>19.077.521<text:s/></text:p>
          </table:table-cell>
          <table:table-cell office:value-type="float" office:value="2475107238.0700002" table:style-name="ce14">
            <text:p>2.475.107.238<text:s/></text:p>
          </table:table-cell>
          <table:table-cell office:value-type="float" office:value="15529314.33" table:style-name="ce14">
            <text:p>15.529.314<text:s/></text:p>
          </table:table-cell>
          <table:table-cell office:value-type="float" office:value="5919906974.8599997" table:style-name="ce15">
            <text:p>5.919.906.97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4">
            <text:p>-<text:s/></text:p>
          </table:table-cell>
          <table:table-cell office:value-type="float" office:value="2213.0100000000002" table:style-name="ce14">
            <text:p>2.213<text:s/></text:p>
          </table:table-cell>
          <table:table-cell office:value-type="float" office:value="3222711.05" table:style-name="ce14">
            <text:p>3.222.71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921090.57" table:style-name="ce14">
            <text:p>3.921.09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966293.19" table:style-name="ce14">
            <text:p>966.29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5178066.6" table:style-name="ce14">
            <text:p>15.178.067<text:s/></text:p>
          </table:table-cell>
          <table:table-cell office:value-type="float" office:value="160.38999999999999" table:style-name="ce14">
            <text:p>160<text:s/></text:p>
          </table:table-cell>
          <table:table-cell office:value-type="float" office:value="65000" table:style-name="ce14">
            <text:p>65.000<text:s/></text:p>
          </table:table-cell>
          <table:table-cell office:value-type="float" office:value="312513.46000000002" table:style-name="ce14">
            <text:p>312.51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00000" table:style-name="ce14">
            <text:p>400.000<text:s/></text:p>
          </table:table-cell>
          <table:table-cell office:value-type="float" office:value="20202160.640000001" table:style-name="ce14">
            <text:p>20.202.16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9053227.010000002" table:style-name="ce14">
            <text:p>19.053.227<text:s/></text:p>
          </table:table-cell>
          <table:table-cell office:value-type="float" office:value="391053666.41000003" table:style-name="ce14">
            <text:p>391.053.66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8094293.7199999997" table:style-name="ce14">
            <text:p>8.094.294<text:s/></text:p>
          </table:table-cell>
          <table:table-cell office:value-type="float" office:value="186.91" table:style-name="ce14">
            <text:p>187<text:s/></text:p>
          </table:table-cell>
          <table:table-cell office:value-type="float" office:value="5096.17" table:style-name="ce14">
            <text:p>5.096<text:s/></text:p>
          </table:table-cell>
          <table:table-cell office:value-type="float" office:value="16091337.279999999" table:style-name="ce14">
            <text:p>16.091.33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78568016.41000009" table:style-name="ce15">
            <text:p>478.568.01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192157.9699999997" table:style-name="ce14">
            <text:p>6.192.158<text:s/></text:p>
          </table:table-cell>
          <table:table-cell office:value-type="float" office:value="18739936.219999999" table:style-name="ce14">
            <text:p>18.739.936<text:s/></text:p>
          </table:table-cell>
          <table:table-cell office:value-type="float" office:value="19988036.359999999" table:style-name="ce14">
            <text:p>19.988.036<text:s/></text:p>
          </table:table-cell>
          <table:table-cell office:value-type="float" office:value="16065588.02" table:style-name="ce14">
            <text:p>16.065.588<text:s/></text:p>
          </table:table-cell>
          <table:table-cell office:value-type="float" office:value="50015198.659999996" table:style-name="ce14">
            <text:p>50.015.199<text:s/></text:p>
          </table:table-cell>
          <table:table-cell office:value-type="float" office:value="39230536.68" table:style-name="ce14">
            <text:p>39.230.537<text:s/></text:p>
          </table:table-cell>
          <table:table-cell office:value-type="float" office:value="1188228456.6800001" table:style-name="ce14">
            <text:p>1.188.228.457<text:s/></text:p>
          </table:table-cell>
          <table:table-cell office:value-type="float" office:value="25304223.710000001" table:style-name="ce14">
            <text:p>25.304.224<text:s/></text:p>
          </table:table-cell>
          <table:table-cell office:value-type="float" office:value="33286543.300000001" table:style-name="ce14">
            <text:p>33.286.543<text:s/></text:p>
          </table:table-cell>
          <table:table-cell office:value-type="float" office:value="20921566.390000001" table:style-name="ce14">
            <text:p>20.921.566<text:s/></text:p>
          </table:table-cell>
          <table:table-cell office:value-type="float" office:value="133360445.38" table:style-name="ce14">
            <text:p>133.360.445<text:s/></text:p>
          </table:table-cell>
          <table:table-cell office:value-type="float" office:value="18552135.289999999" table:style-name="ce14">
            <text:p>18.552.135<text:s/></text:p>
          </table:table-cell>
          <table:table-cell office:value-type="float" office:value="20892132.25" table:style-name="ce14">
            <text:p>20.892.132<text:s/></text:p>
          </table:table-cell>
          <table:table-cell office:value-type="float" office:value="34258045.18" table:style-name="ce14">
            <text:p>34.258.045<text:s/></text:p>
          </table:table-cell>
          <table:table-cell office:value-type="float" office:value="41587594.049999997" table:style-name="ce14">
            <text:p>41.587.594<text:s/></text:p>
          </table:table-cell>
          <table:table-cell office:value-type="float" office:value="54974169.090000004" table:style-name="ce14">
            <text:p>54.974.169<text:s/></text:p>
          </table:table-cell>
          <table:table-cell office:value-type="float" office:value="16929043.77" table:style-name="ce14">
            <text:p>16.929.044<text:s/></text:p>
          </table:table-cell>
          <table:table-cell office:value-type="float" office:value="58840120.880000003" table:style-name="ce14">
            <text:p>58.840.121<text:s/></text:p>
          </table:table-cell>
          <table:table-cell office:value-type="float" office:value="261081560.25" table:style-name="ce14">
            <text:p>261.081.560<text:s/></text:p>
          </table:table-cell>
          <table:table-cell office:value-type="float" office:value="32636500.890000001" table:style-name="ce14">
            <text:p>32.636.501<text:s/></text:p>
          </table:table-cell>
          <table:table-cell office:value-type="float" office:value="17488092.149999999" table:style-name="ce14">
            <text:p>17.488.092<text:s/></text:p>
          </table:table-cell>
          <table:table-cell office:value-type="float" office:value="7674127.6200000001" table:style-name="ce14">
            <text:p>7.674.128<text:s/></text:p>
          </table:table-cell>
          <table:table-cell office:value-type="float" office:value="95817929.170000002" table:style-name="ce14">
            <text:p>95.817.929<text:s/></text:p>
          </table:table-cell>
          <table:table-cell office:value-type="float" office:value="45788606.359999999" table:style-name="ce14">
            <text:p>45.788.606<text:s/></text:p>
          </table:table-cell>
          <table:table-cell office:value-type="float" office:value="14546391.640000001" table:style-name="ce14">
            <text:p>14.546.392<text:s/></text:p>
          </table:table-cell>
          <table:table-cell office:value-type="float" office:value="111240705.91" table:style-name="ce14">
            <text:p>111.240.706<text:s/></text:p>
          </table:table-cell>
          <table:table-cell office:value-type="float" office:value="8040825.0999999996" table:style-name="ce14">
            <text:p>8.040.825<text:s/></text:p>
          </table:table-cell>
          <table:table-cell office:value-type="float" office:value="2391680668.9700003" table:style-name="ce15">
            <text:p>2.391.680.66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1162165.4099999999" table:style-name="ce14">
            <text:p>1.162.165<text:s/></text:p>
          </table:table-cell>
          <table:table-cell office:value-type="float" office:value="5211437.9800000004" table:style-name="ce14">
            <text:p>5.211.438<text:s/></text:p>
          </table:table-cell>
          <table:table-cell office:value-type="float" office:value="60250481.259999998" table:style-name="ce14">
            <text:p>60.250.481<text:s/></text:p>
          </table:table-cell>
          <table:table-cell office:value-type="float" office:value="1809273.51" table:style-name="ce14">
            <text:p>1.809.274<text:s/></text:p>
          </table:table-cell>
          <table:table-cell office:value-type="float" office:value="24149191.890000001" table:style-name="ce14">
            <text:p>24.149.192<text:s/></text:p>
          </table:table-cell>
          <table:table-cell office:value-type="float" office:value="20777615.579999998" table:style-name="ce14">
            <text:p>20.777.616<text:s/></text:p>
          </table:table-cell>
          <table:table-cell office:value-type="float" office:value="22897541305.850002" table:style-name="ce14">
            <text:p>22.897.541.306<text:s/></text:p>
          </table:table-cell>
          <table:table-cell office:value-type="float" office:value="19281671.760000002" table:style-name="ce14">
            <text:p>19.281.672<text:s/></text:p>
          </table:table-cell>
          <table:table-cell office:value-type="float" office:value="18234756.939999998" table:style-name="ce14">
            <text:p>18.234.757<text:s/></text:p>
          </table:table-cell>
          <table:table-cell office:value-type="float" office:value="7953300.6100000003" table:style-name="ce14">
            <text:p>7.953.301<text:s/></text:p>
          </table:table-cell>
          <table:table-cell office:value-type="float" office:value="34677919.359999999" table:style-name="ce14">
            <text:p>34.677.919<text:s/></text:p>
          </table:table-cell>
          <table:table-cell office:value-type="float" office:value="6414145.5500000007" table:style-name="ce14">
            <text:p>6.414.146<text:s/></text:p>
          </table:table-cell>
          <table:table-cell office:value-type="float" office:value="9593634.1899999995" table:style-name="ce14">
            <text:p>9.593.634<text:s/></text:p>
          </table:table-cell>
          <table:table-cell office:value-type="float" office:value="13262482.910000002" table:style-name="ce14">
            <text:p>13.262.483<text:s/></text:p>
          </table:table-cell>
          <table:table-cell office:value-type="float" office:value="5487801.9500000002" table:style-name="ce14">
            <text:p>5.487.802<text:s/></text:p>
          </table:table-cell>
          <table:table-cell office:value-type="float" office:value="27376075.779999997" table:style-name="ce14">
            <text:p>27.376.076<text:s/></text:p>
          </table:table-cell>
          <table:table-cell office:value-type="float" office:value="3026609.4000000004" table:style-name="ce14">
            <text:p>3.026.609<text:s/></text:p>
          </table:table-cell>
          <table:table-cell office:value-type="float" office:value="56332413.870000005" table:style-name="ce14">
            <text:p>56.332.414<text:s/></text:p>
          </table:table-cell>
          <table:table-cell office:value-type="float" office:value="326707320.99000001" table:style-name="ce14">
            <text:p>326.707.321<text:s/></text:p>
          </table:table-cell>
          <table:table-cell office:value-type="float" office:value="5513324.1200000001" table:style-name="ce14">
            <text:p>5.513.324<text:s/></text:p>
          </table:table-cell>
          <table:table-cell office:value-type="float" office:value="3170045.69" table:style-name="ce14">
            <text:p>3.170.046<text:s/></text:p>
          </table:table-cell>
          <table:table-cell office:value-type="float" office:value="1244475.54" table:style-name="ce14">
            <text:p>1.244.476<text:s/></text:p>
          </table:table-cell>
          <table:table-cell office:value-type="float" office:value="51218664.5" table:style-name="ce14">
            <text:p>51.218.665<text:s/></text:p>
          </table:table-cell>
          <table:table-cell office:value-type="float" office:value="51603029.030000009" table:style-name="ce14">
            <text:p>51.603.029<text:s/></text:p>
          </table:table-cell>
          <table:table-cell office:value-type="float" office:value="4131704.87" table:style-name="ce14">
            <text:p>4.131.705<text:s/></text:p>
          </table:table-cell>
          <table:table-cell office:value-type="float" office:value="408798757.80000001" table:style-name="ce14">
            <text:p>408.798.758<text:s/></text:p>
          </table:table-cell>
          <table:table-cell office:value-type="float" office:value="2242850.3000000003" table:style-name="ce14">
            <text:p>2.242.850<text:s/></text:p>
          </table:table-cell>
          <table:table-cell office:value-type="float" office:value="24067172456.639996" table:style-name="ce15">
            <text:p>24.067.172.457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48955778.43" table:style-name="ce20">
            <text:p>48.955.778<text:s/></text:p>
          </table:table-cell>
          <table:table-cell office:value-type="float" office:value="170049920.87" table:style-name="ce20">
            <text:p>170.049.921<text:s/></text:p>
          </table:table-cell>
          <table:table-cell office:value-type="float" office:value="982268207.4000001" table:style-name="ce20">
            <text:p>982.268.207<text:s/></text:p>
          </table:table-cell>
          <table:table-cell office:value-type="float" office:value="45080807.829999998" table:style-name="ce20">
            <text:p>45.080.808<text:s/></text:p>
          </table:table-cell>
          <table:table-cell office:value-type="float" office:value="1593670762.3899999" table:style-name="ce20">
            <text:p>1.593.670.762<text:s/></text:p>
          </table:table-cell>
          <table:table-cell office:value-type="float" office:value="996824135.33000004" table:style-name="ce20">
            <text:p>996.824.135<text:s/></text:p>
          </table:table-cell>
          <table:table-cell office:value-type="float" office:value="52581764684.530006" table:style-name="ce20">
            <text:p>52.581.764.685<text:s/></text:p>
          </table:table-cell>
          <table:table-cell office:value-type="float" office:value="950457800.46999991" table:style-name="ce20">
            <text:p>950.457.800<text:s/></text:p>
          </table:table-cell>
          <table:table-cell office:value-type="float" office:value="845437836.69000006" table:style-name="ce20">
            <text:p>845.437.837<text:s/></text:p>
          </table:table-cell>
          <table:table-cell office:value-type="float" office:value="368441324.22000003" table:style-name="ce20">
            <text:p>368.441.324<text:s/></text:p>
          </table:table-cell>
          <table:table-cell office:value-type="float" office:value="3748556516.04" table:style-name="ce20">
            <text:p>3.748.556.516<text:s/></text:p>
          </table:table-cell>
          <table:table-cell office:value-type="float" office:value="370779426.40999997" table:style-name="ce20">
            <text:p>370.779.426<text:s/></text:p>
          </table:table-cell>
          <table:table-cell office:value-type="float" office:value="485062585.40999997" table:style-name="ce20">
            <text:p>485.062.585<text:s/></text:p>
          </table:table-cell>
          <table:table-cell office:value-type="float" office:value="546753390.07000005" table:style-name="ce20">
            <text:p>546.753.390<text:s/></text:p>
          </table:table-cell>
          <table:table-cell office:value-type="float" office:value="282516262.23000002" table:style-name="ce20">
            <text:p>282.516.262<text:s/></text:p>
          </table:table-cell>
          <table:table-cell office:value-type="float" office:value="1307317265.27" table:style-name="ce20">
            <text:p>1.307.317.265<text:s/></text:p>
          </table:table-cell>
          <table:table-cell office:value-type="float" office:value="210576331.53999999" table:style-name="ce20">
            <text:p>210.576.332<text:s/></text:p>
          </table:table-cell>
          <table:table-cell office:value-type="float" office:value="3240912579.8699999" table:style-name="ce20">
            <text:p>3.240.912.580<text:s/></text:p>
          </table:table-cell>
          <table:table-cell office:value-type="float" office:value="10508059086.9" table:style-name="ce20">
            <text:p>10.508.059.087<text:s/></text:p>
          </table:table-cell>
          <table:table-cell office:value-type="float" office:value="283790903.04000002" table:style-name="ce20">
            <text:p>283.790.903<text:s/></text:p>
          </table:table-cell>
          <table:table-cell office:value-type="float" office:value="149825312.90000001" table:style-name="ce20">
            <text:p>149.825.313<text:s/></text:p>
          </table:table-cell>
          <table:table-cell office:value-type="float" office:value="49358346.649999999" table:style-name="ce20">
            <text:p>49.358.347<text:s/></text:p>
          </table:table-cell>
          <table:table-cell office:value-type="float" office:value="3544165958.5500002" table:style-name="ce20">
            <text:p>3.544.165.959<text:s/></text:p>
          </table:table-cell>
          <table:table-cell office:value-type="float" office:value="2819874557.5700002" table:style-name="ce20">
            <text:p>2.819.874.558<text:s/></text:p>
          </table:table-cell>
          <table:table-cell office:value-type="float" office:value="175936163" table:style-name="ce20">
            <text:p>175.936.163<text:s/></text:p>
          </table:table-cell>
          <table:table-cell office:value-type="float" office:value="29671056916.389999" table:style-name="ce20">
            <text:p>29.671.056.916<text:s/></text:p>
          </table:table-cell>
          <table:table-cell office:value-type="float" office:value="106755374.5" table:style-name="ce20">
            <text:p>106.755.375<text:s/></text:p>
          </table:table-cell>
          <table:table-cell office:value-type="float" office:value="116084248234.5" table:style-name="ce21">
            <text:p>116.084.248.235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3">
            <text:p>RECEITA PREVIDENCIÁRIA [B]</text:p>
          </table:table-cell>
          <table:table-cell office:value-type="float" office:value="52478657.505849533" table:style-name="ce24">
            <text:p>52.478.658<text:s/></text:p>
          </table:table-cell>
          <table:table-cell office:value-type="float" office:value="125515039.59777744" table:style-name="ce24">
            <text:p>125.515.040<text:s/></text:p>
          </table:table-cell>
          <table:table-cell office:value-type="float" office:value="194885839.66516027" table:style-name="ce24">
            <text:p>194.885.840<text:s/></text:p>
          </table:table-cell>
          <table:table-cell office:value-type="float" office:value="28672579.111998901" table:style-name="ce24">
            <text:p>28.672.579<text:s/></text:p>
          </table:table-cell>
          <table:table-cell office:value-type="float" office:value="691504085.05914307" table:style-name="ce24">
            <text:p>691.504.085<text:s/></text:p>
          </table:table-cell>
          <table:table-cell office:value-type="float" office:value="555754344.37803864" table:style-name="ce24">
            <text:p>555.754.344<text:s/></text:p>
          </table:table-cell>
          <table:table-cell office:value-type="float" office:value="1534258193.5309982" table:style-name="ce24">
            <text:p>1.534.258.194<text:s/></text:p>
          </table:table-cell>
          <table:table-cell office:value-type="float" office:value="432011623.45086944" table:style-name="ce24">
            <text:p>432.011.623<text:s/></text:p>
          </table:table-cell>
          <table:table-cell office:value-type="float" office:value="422368429.26481223" table:style-name="ce24">
            <text:p>422.368.429<text:s/></text:p>
          </table:table-cell>
          <table:table-cell office:value-type="float" office:value="188512101.22477043" table:style-name="ce24">
            <text:p>188.512.101<text:s/></text:p>
          </table:table-cell>
          <table:table-cell office:value-type="float" office:value="1996289308.8642957" table:style-name="ce24">
            <text:p>1.996.289.309<text:s/></text:p>
          </table:table-cell>
          <table:table-cell office:value-type="float" office:value="274113816.17817247" table:style-name="ce24">
            <text:p>274.113.816<text:s/></text:p>
          </table:table-cell>
          <table:table-cell office:value-type="float" office:value="312597797.54592907" table:style-name="ce24">
            <text:p>312.597.798<text:s/></text:p>
          </table:table-cell>
          <table:table-cell office:value-type="float" office:value="328854338.23030323" table:style-name="ce24">
            <text:p>328.854.338<text:s/></text:p>
          </table:table-cell>
          <table:table-cell office:value-type="float" office:value="202028108.53765276" table:style-name="ce24">
            <text:p>202.028.109<text:s/></text:p>
          </table:table-cell>
          <table:table-cell office:value-type="float" office:value="631130915.14598179" table:style-name="ce24">
            <text:p>631.130.915<text:s/></text:p>
          </table:table-cell>
          <table:table-cell office:value-type="float" office:value="127100668.92644344" table:style-name="ce24">
            <text:p>127.100.669<text:s/></text:p>
          </table:table-cell>
          <table:table-cell office:value-type="float" office:value="1801333543.7470715" table:style-name="ce24">
            <text:p>1.801.333.544<text:s/></text:p>
          </table:table-cell>
          <table:table-cell office:value-type="float" office:value="3629602134.261219" table:style-name="ce24">
            <text:p>3.629.602.134<text:s/></text:p>
          </table:table-cell>
          <table:table-cell office:value-type="float" office:value="165737089.15664008" table:style-name="ce24">
            <text:p>165.737.089<text:s/></text:p>
          </table:table-cell>
          <table:table-cell office:value-type="float" office:value="88203648.547879219" table:style-name="ce24">
            <text:p>88.203.649<text:s/></text:p>
          </table:table-cell>
          <table:table-cell office:value-type="float" office:value="30186686.304448511" table:style-name="ce24">
            <text:p>30.186.686<text:s/></text:p>
          </table:table-cell>
          <table:table-cell office:value-type="float" office:value="1912332273.0715899" table:style-name="ce24">
            <text:p>1.912.332.273<text:s/></text:p>
          </table:table-cell>
          <table:table-cell office:value-type="float" office:value="1283498513.7694609" table:style-name="ce24">
            <text:p>1.283.498.514<text:s/></text:p>
          </table:table-cell>
          <table:table-cell office:value-type="float" office:value="134496078.08731294" table:style-name="ce24">
            <text:p>134.496.078<text:s/></text:p>
          </table:table-cell>
          <table:table-cell office:value-type="float" office:value="12981668782.963589" table:style-name="ce24">
            <text:p>12.981.668.783<text:s/></text:p>
          </table:table-cell>
          <table:table-cell office:value-type="float" office:value="58310975.422593489" table:style-name="ce24">
            <text:p>58.310.975<text:s/></text:p>
          </table:table-cell>
          <table:table-cell office:value-type="float" office:value="30183445571.550003" table:style-name="ce25">
            <text:p>30.183.445.572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PRÓPRIA</text:p>
          </table:table-cell>
          <table:table-cell office:value-type="float" office:value="49549042.254041471" table:style-name="ce27">
            <text:p>49.549.042<text:s/></text:p>
          </table:table-cell>
          <table:table-cell office:value-type="float" office:value="118109661.85760348" table:style-name="ce27">
            <text:p>118.109.662<text:s/></text:p>
          </table:table-cell>
          <table:table-cell office:value-type="float" office:value="175871904.86074117" table:style-name="ce27">
            <text:p>175.871.905<text:s/></text:p>
          </table:table-cell>
          <table:table-cell office:value-type="float" office:value="26946027.641074818" table:style-name="ce27">
            <text:p>26.946.028<text:s/></text:p>
          </table:table-cell>
          <table:table-cell office:value-type="float" office:value="632724463.50057507" table:style-name="ce27">
            <text:p>632.724.464<text:s/></text:p>
          </table:table-cell>
          <table:table-cell office:value-type="float" office:value="503344303.72898227" table:style-name="ce27">
            <text:p>503.344.304<text:s/></text:p>
          </table:table-cell>
          <table:table-cell office:value-type="float" office:value="1410366517.6963396" table:style-name="ce27">
            <text:p>1.410.366.518<text:s/></text:p>
          </table:table-cell>
          <table:table-cell office:value-type="float" office:value="395583484.21962374" table:style-name="ce27">
            <text:p>395.583.484<text:s/></text:p>
          </table:table-cell>
          <table:table-cell office:value-type="float" office:value="387719975.59796631" table:style-name="ce27">
            <text:p>387.719.976<text:s/></text:p>
          </table:table-cell>
          <table:table-cell office:value-type="float" office:value="174480573.54786065" table:style-name="ce27">
            <text:p>174.480.574<text:s/></text:p>
          </table:table-cell>
          <table:table-cell office:value-type="float" office:value="1801665028.3878605" table:style-name="ce27">
            <text:p>1.801.665.028<text:s/></text:p>
          </table:table-cell>
          <table:table-cell office:value-type="float" office:value="253551478.75935742" table:style-name="ce27">
            <text:p>253.551.479<text:s/></text:p>
          </table:table-cell>
          <table:table-cell office:value-type="float" office:value="285164294.70741498" table:style-name="ce27">
            <text:p>285.164.295<text:s/></text:p>
          </table:table-cell>
          <table:table-cell office:value-type="float" office:value="301949669.46852696" table:style-name="ce27">
            <text:p>301.949.669<text:s/></text:p>
          </table:table-cell>
          <table:table-cell office:value-type="float" office:value="190208715.36815971" table:style-name="ce27">
            <text:p>190.208.715<text:s/></text:p>
          </table:table-cell>
          <table:table-cell office:value-type="float" office:value="570140953.35436702" table:style-name="ce27">
            <text:p>570.140.953<text:s/></text:p>
          </table:table-cell>
          <table:table-cell office:value-type="float" office:value="119097078.27468099" table:style-name="ce27">
            <text:p>119.097.078<text:s/></text:p>
          </table:table-cell>
          <table:table-cell office:value-type="float" office:value="1628393918.1050153" table:style-name="ce27">
            <text:p>1.628.393.918<text:s/></text:p>
          </table:table-cell>
          <table:table-cell office:value-type="float" office:value="3257078360.9035954" table:style-name="ce27">
            <text:p>3.257.078.361<text:s/></text:p>
          </table:table-cell>
          <table:table-cell office:value-type="float" office:value="152359911.99485877" table:style-name="ce27">
            <text:p>152.359.912<text:s/></text:p>
          </table:table-cell>
          <table:table-cell office:value-type="float" office:value="81422111.801151171" table:style-name="ce27">
            <text:p>81.422.112<text:s/></text:p>
          </table:table-cell>
          <table:table-cell office:value-type="float" office:value="28753236.558878295" table:style-name="ce27">
            <text:p>28.753.237<text:s/></text:p>
          </table:table-cell>
          <table:table-cell office:value-type="float" office:value="1732447045.1371233" table:style-name="ce27">
            <text:p>1.732.447.045<text:s/></text:p>
          </table:table-cell>
          <table:table-cell office:value-type="float" office:value="1160852077.7240038" table:style-name="ce27">
            <text:p>1.160.852.078<text:s/></text:p>
          </table:table-cell>
          <table:table-cell office:value-type="float" office:value="125096282.31756486" table:style-name="ce27">
            <text:p>125.096.282<text:s/></text:p>
          </table:table-cell>
          <table:table-cell office:value-type="float" office:value="11558219242.878704" table:style-name="ce27">
            <text:p>11.558.219.243<text:s/></text:p>
          </table:table-cell>
          <table:table-cell office:value-type="float" office:value="53899492.843928523" table:style-name="ce27">
            <text:p>53.899.493<text:s/></text:p>
          </table:table-cell>
          <table:table-cell office:value-type="float" office:value="27174994853.490002" table:style-name="ce28">
            <text:p>27.174.994.853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DEMAIS</text:p>
          </table:table-cell>
          <table:table-cell office:value-type="float" office:value="2929615.2518080589" table:style-name="ce27">
            <text:p>2.929.615<text:s/></text:p>
          </table:table-cell>
          <table:table-cell office:value-type="float" office:value="7405377.7401739703" table:style-name="ce27">
            <text:p>7.405.378<text:s/></text:p>
          </table:table-cell>
          <table:table-cell office:value-type="float" office:value="19013934.804419093" table:style-name="ce27">
            <text:p>19.013.935<text:s/></text:p>
          </table:table-cell>
          <table:table-cell office:value-type="float" office:value="1726551.4709240843" table:style-name="ce27">
            <text:p>1.726.551<text:s/></text:p>
          </table:table-cell>
          <table:table-cell office:value-type="float" office:value="58779621.558568031" table:style-name="ce27">
            <text:p>58.779.622<text:s/></text:p>
          </table:table-cell>
          <table:table-cell office:value-type="float" office:value="52410040.649056397" table:style-name="ce27">
            <text:p>52.410.041<text:s/></text:p>
          </table:table-cell>
          <table:table-cell office:value-type="float" office:value="123891675.83465864" table:style-name="ce27">
            <text:p>123.891.676<text:s/></text:p>
          </table:table-cell>
          <table:table-cell office:value-type="float" office:value="36428139.231245667" table:style-name="ce27">
            <text:p>36.428.139<text:s/></text:p>
          </table:table-cell>
          <table:table-cell office:value-type="float" office:value="34648453.666845895" table:style-name="ce27">
            <text:p>34.648.454<text:s/></text:p>
          </table:table-cell>
          <table:table-cell office:value-type="float" office:value="14031527.676909763" table:style-name="ce27">
            <text:p>14.031.528<text:s/></text:p>
          </table:table-cell>
          <table:table-cell office:value-type="float" office:value="194624280.47643521" table:style-name="ce27">
            <text:p>194.624.280<text:s/></text:p>
          </table:table-cell>
          <table:table-cell office:value-type="float" office:value="20562337.418815065" table:style-name="ce27">
            <text:p>20.562.337<text:s/></text:p>
          </table:table-cell>
          <table:table-cell office:value-type="float" office:value="27433502.838514112" table:style-name="ce27">
            <text:p>27.433.503<text:s/></text:p>
          </table:table-cell>
          <table:table-cell office:value-type="float" office:value="26904668.761776276" table:style-name="ce27">
            <text:p>26.904.669<text:s/></text:p>
          </table:table-cell>
          <table:table-cell office:value-type="float" office:value="11819393.169493062" table:style-name="ce27">
            <text:p>11.819.393<text:s/></text:p>
          </table:table-cell>
          <table:table-cell office:value-type="float" office:value="60989961.791614808" table:style-name="ce27">
            <text:p>60.989.962<text:s/></text:p>
          </table:table-cell>
          <table:table-cell office:value-type="float" office:value="8003590.651762451" table:style-name="ce27">
            <text:p>8.003.591<text:s/></text:p>
          </table:table-cell>
          <table:table-cell office:value-type="float" office:value="172939625.64205629" table:style-name="ce27">
            <text:p>172.939.626<text:s/></text:p>
          </table:table-cell>
          <table:table-cell office:value-type="float" office:value="372523773.35762346" table:style-name="ce27">
            <text:p>372.523.773<text:s/></text:p>
          </table:table-cell>
          <table:table-cell office:value-type="float" office:value="13377177.161781309" table:style-name="ce27">
            <text:p>13.377.177<text:s/></text:p>
          </table:table-cell>
          <table:table-cell office:value-type="float" office:value="6781536.7467280421" table:style-name="ce27">
            <text:p>6.781.537<text:s/></text:p>
          </table:table-cell>
          <table:table-cell office:value-type="float" office:value="1433449.7455702156" table:style-name="ce27">
            <text:p>1.433.450<text:s/></text:p>
          </table:table-cell>
          <table:table-cell office:value-type="float" office:value="179885227.93446663" table:style-name="ce27">
            <text:p>179.885.228<text:s/></text:p>
          </table:table-cell>
          <table:table-cell office:value-type="float" office:value="122646436.04545702" table:style-name="ce27">
            <text:p>122.646.436<text:s/></text:p>
          </table:table-cell>
          <table:table-cell office:value-type="float" office:value="9399795.7697480712" table:style-name="ce27">
            <text:p>9.399.796<text:s/></text:p>
          </table:table-cell>
          <table:table-cell office:value-type="float" office:value="1423449540.0848851" table:style-name="ce27">
            <text:p>1.423.449.540<text:s/></text:p>
          </table:table-cell>
          <table:table-cell office:value-type="float" office:value="4411482.5786649669" table:style-name="ce27">
            <text:p>4.411.483<text:s/></text:p>
          </table:table-cell>
          <table:table-cell office:value-type="float" office:value="3008450718.0600014" table:style-name="ce28">
            <text:p>3.008.450.718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101434435.93584953" table:style-name="ce20">
            <text:p>101.434.436<text:s/></text:p>
          </table:table-cell>
          <table:table-cell office:value-type="float" office:value="295564960.46777743" table:style-name="ce20">
            <text:p>295.564.960<text:s/></text:p>
          </table:table-cell>
          <table:table-cell office:value-type="float" office:value="1177154047.0651603" table:style-name="ce20">
            <text:p>1.177.154.047<text:s/></text:p>
          </table:table-cell>
          <table:table-cell office:value-type="float" office:value="73753386.941998899" table:style-name="ce20">
            <text:p>73.753.387<text:s/></text:p>
          </table:table-cell>
          <table:table-cell office:value-type="float" office:value="2285174847.4491429" table:style-name="ce20">
            <text:p>2.285.174.847<text:s/></text:p>
          </table:table-cell>
          <table:table-cell office:value-type="float" office:value="1552578479.7080388" table:style-name="ce20">
            <text:p>1.552.578.480<text:s/></text:p>
          </table:table-cell>
          <table:table-cell office:value-type="float" office:value="54116022878.061005" table:style-name="ce20">
            <text:p>54.116.022.878<text:s/></text:p>
          </table:table-cell>
          <table:table-cell office:value-type="float" office:value="1382469423.9208694" table:style-name="ce20">
            <text:p>1.382.469.424<text:s/></text:p>
          </table:table-cell>
          <table:table-cell office:value-type="float" office:value="1267806265.9548123" table:style-name="ce20">
            <text:p>1.267.806.266<text:s/></text:p>
          </table:table-cell>
          <table:table-cell office:value-type="float" office:value="556953425.44477046" table:style-name="ce20">
            <text:p>556.953.425<text:s/></text:p>
          </table:table-cell>
          <table:table-cell office:value-type="float" office:value="5744845824.9042959" table:style-name="ce20">
            <text:p>5.744.845.825<text:s/></text:p>
          </table:table-cell>
          <table:table-cell office:value-type="float" office:value="644893242.58817244" table:style-name="ce20">
            <text:p>644.893.243<text:s/></text:p>
          </table:table-cell>
          <table:table-cell office:value-type="float" office:value="797660382.95592904" table:style-name="ce20">
            <text:p>797.660.383<text:s/></text:p>
          </table:table-cell>
          <table:table-cell office:value-type="float" office:value="875607728.30030322" table:style-name="ce20">
            <text:p>875.607.728<text:s/></text:p>
          </table:table-cell>
          <table:table-cell office:value-type="float" office:value="484544370.76765275" table:style-name="ce20">
            <text:p>484.544.371<text:s/></text:p>
          </table:table-cell>
          <table:table-cell office:value-type="float" office:value="1938448180.4159818" table:style-name="ce20">
            <text:p>1.938.448.180<text:s/></text:p>
          </table:table-cell>
          <table:table-cell office:value-type="float" office:value="337677000.46644342" table:style-name="ce20">
            <text:p>337.677.000<text:s/></text:p>
          </table:table-cell>
          <table:table-cell office:value-type="float" office:value="5042246123.6170712" table:style-name="ce20">
            <text:p>5.042.246.124<text:s/></text:p>
          </table:table-cell>
          <table:table-cell office:value-type="float" office:value="14137661221.161219" table:style-name="ce20">
            <text:p>14.137.661.221<text:s/></text:p>
          </table:table-cell>
          <table:table-cell office:value-type="float" office:value="449527992.19664013" table:style-name="ce20">
            <text:p>449.527.992<text:s/></text:p>
          </table:table-cell>
          <table:table-cell office:value-type="float" office:value="238028961.44787923" table:style-name="ce20">
            <text:p>238.028.961<text:s/></text:p>
          </table:table-cell>
          <table:table-cell office:value-type="float" office:value="79545032.954448506" table:style-name="ce20">
            <text:p>79.545.033<text:s/></text:p>
          </table:table-cell>
          <table:table-cell office:value-type="float" office:value="5456498231.6215897" table:style-name="ce20">
            <text:p>5.456.498.232<text:s/></text:p>
          </table:table-cell>
          <table:table-cell office:value-type="float" office:value="4103373071.3394613" table:style-name="ce20">
            <text:p>4.103.373.071<text:s/></text:p>
          </table:table-cell>
          <table:table-cell office:value-type="float" office:value="310432241.08731294" table:style-name="ce20">
            <text:p>310.432.241<text:s/></text:p>
          </table:table-cell>
          <table:table-cell office:value-type="float" office:value="42652725699.353592" table:style-name="ce20">
            <text:p>42.652.725.699<text:s/></text:p>
          </table:table-cell>
          <table:table-cell office:value-type="float" office:value="165066349.92259347" table:style-name="ce20">
            <text:p>165.066.350<text:s/></text:p>
          </table:table-cell>
          <table:table-cell office:value-type="float" office:value="146267693806.04999" table:style-name="ce21">
            <text:p>146.267.693.806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6">
            <text:p>ADMINISTRADAS POR OUTROS ÓRGÃOS [D]</text:p>
          </table:table-cell>
          <table:table-cell office:value-type="float" office:value="892555.42703099246" table:style-name="ce14">
            <text:p>892.555<text:s/></text:p>
          </table:table-cell>
          <table:table-cell office:value-type="float" office:value="3716183.0154958284" table:style-name="ce14">
            <text:p>3.716.183<text:s/></text:p>
          </table:table-cell>
          <table:table-cell office:value-type="float" office:value="4081304.1900557727" table:style-name="ce14">
            <text:p>4.081.304<text:s/></text:p>
          </table:table-cell>
          <table:table-cell office:value-type="float" office:value="314819.48762493918" table:style-name="ce14">
            <text:p>314.819<text:s/></text:p>
          </table:table-cell>
          <table:table-cell office:value-type="float" office:value="17297059.621914029" table:style-name="ce14">
            <text:p>17.297.060<text:s/></text:p>
          </table:table-cell>
          <table:table-cell office:value-type="float" office:value="9583343.6272519324" table:style-name="ce14">
            <text:p>9.583.344<text:s/></text:p>
          </table:table-cell>
          <table:table-cell office:value-type="float" office:value="18913664.045715876" table:style-name="ce14">
            <text:p>18.913.664<text:s/></text:p>
          </table:table-cell>
          <table:table-cell office:value-type="float" office:value="6494992.5612026332" table:style-name="ce14">
            <text:p>6.494.993<text:s/></text:p>
          </table:table-cell>
          <table:table-cell office:value-type="float" office:value="10818765.663142847" table:style-name="ce14">
            <text:p>10.818.766<text:s/></text:p>
          </table:table-cell>
          <table:table-cell office:value-type="float" office:value="7292135.9441461721" table:style-name="ce14">
            <text:p>7.292.136<text:s/></text:p>
          </table:table-cell>
          <table:table-cell office:value-type="float" office:value="44686189.389884688" table:style-name="ce14">
            <text:p>44.686.189<text:s/></text:p>
          </table:table-cell>
          <table:table-cell office:value-type="float" office:value="3921156.1674620495" table:style-name="ce14">
            <text:p>3.921.156<text:s/></text:p>
          </table:table-cell>
          <table:table-cell office:value-type="float" office:value="12701408.355195725" table:style-name="ce14">
            <text:p>12.701.408<text:s/></text:p>
          </table:table-cell>
          <table:table-cell office:value-type="float" office:value="6763791.0132560283" table:style-name="ce14">
            <text:p>6.763.791<text:s/></text:p>
          </table:table-cell>
          <table:table-cell office:value-type="float" office:value="4005696.1867533266" table:style-name="ce14">
            <text:p>4.005.696<text:s/></text:p>
          </table:table-cell>
          <table:table-cell office:value-type="float" office:value="17476818.722147688" table:style-name="ce14">
            <text:p>17.476.819<text:s/></text:p>
          </table:table-cell>
          <table:table-cell office:value-type="float" office:value="2115864.3497286178" table:style-name="ce14">
            <text:p>2.115.864<text:s/></text:p>
          </table:table-cell>
          <table:table-cell office:value-type="float" office:value="26700192.953791752" table:style-name="ce14">
            <text:p>26.700.193<text:s/></text:p>
          </table:table-cell>
          <table:table-cell office:value-type="float" office:value="2068112112.7668831" table:style-name="ce14">
            <text:p>2.068.112.113<text:s/></text:p>
          </table:table-cell>
          <table:table-cell office:value-type="float" office:value="2564403.540622137" table:style-name="ce14">
            <text:p>2.564.404<text:s/></text:p>
          </table:table-cell>
          <table:table-cell office:value-type="float" office:value="2326601.1176914382" table:style-name="ce14">
            <text:p>2.326.601<text:s/></text:p>
          </table:table-cell>
          <table:table-cell office:value-type="float" office:value="234018.27336396865" table:style-name="ce14">
            <text:p>234.018<text:s/></text:p>
          </table:table-cell>
          <table:table-cell office:value-type="float" office:value="26047974.358426698" table:style-name="ce14">
            <text:p>26.047.974<text:s/></text:p>
          </table:table-cell>
          <table:table-cell office:value-type="float" office:value="14869486.825425703" table:style-name="ce14">
            <text:p>14.869.487<text:s/></text:p>
          </table:table-cell>
          <table:table-cell office:value-type="float" office:value="3250457.012914666" table:style-name="ce14">
            <text:p>3.250.457<text:s/></text:p>
          </table:table-cell>
          <table:table-cell office:value-type="float" office:value="114863160.17538156" table:style-name="ce14">
            <text:p>114.863.160<text:s/></text:p>
          </table:table-cell>
          <table:table-cell office:value-type="float" office:value="1546113.5974883661" table:style-name="ce14">
            <text:p>1.546.114<text:s/></text:p>
          </table:table-cell>
          <table:table-cell office:value-type="float" office:value="2431590268.3899984" table:style-name="ce15">
            <text:p>2.431.590.268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102326991.36288053" table:style-name="ce20">
            <text:p>102.326.991<text:s/></text:p>
          </table:table-cell>
          <table:table-cell office:value-type="float" office:value="299281143.48327327" table:style-name="ce20">
            <text:p>299.281.143<text:s/></text:p>
          </table:table-cell>
          <table:table-cell office:value-type="float" office:value="1181235351.2552161" table:style-name="ce20">
            <text:p>1.181.235.351<text:s/></text:p>
          </table:table-cell>
          <table:table-cell office:value-type="float" office:value="74068206.429623842" table:style-name="ce20">
            <text:p>74.068.206<text:s/></text:p>
          </table:table-cell>
          <table:table-cell office:value-type="float" office:value="2302471907.0710568" table:style-name="ce20">
            <text:p>2.302.471.907<text:s/></text:p>
          </table:table-cell>
          <table:table-cell office:value-type="float" office:value="1562161823.3352907" table:style-name="ce20">
            <text:p>1.562.161.823<text:s/></text:p>
          </table:table-cell>
          <table:table-cell office:value-type="float" office:value="54134936542.10672" table:style-name="ce20">
            <text:p>54.134.936.542<text:s/></text:p>
          </table:table-cell>
          <table:table-cell office:value-type="float" office:value="1388964416.4820719" table:style-name="ce20">
            <text:p>1.388.964.416<text:s/></text:p>
          </table:table-cell>
          <table:table-cell office:value-type="float" office:value="1278625031.6179552" table:style-name="ce20">
            <text:p>1.278.625.032<text:s/></text:p>
          </table:table-cell>
          <table:table-cell office:value-type="float" office:value="564245561.38891661" table:style-name="ce20">
            <text:p>564.245.561<text:s/></text:p>
          </table:table-cell>
          <table:table-cell office:value-type="float" office:value="5789532014.2941809" table:style-name="ce20">
            <text:p>5.789.532.014<text:s/></text:p>
          </table:table-cell>
          <table:table-cell office:value-type="float" office:value="648814398.75563443" table:style-name="ce20">
            <text:p>648.814.399<text:s/></text:p>
          </table:table-cell>
          <table:table-cell office:value-type="float" office:value="810361791.3111248" table:style-name="ce20">
            <text:p>810.361.791<text:s/></text:p>
          </table:table-cell>
          <table:table-cell office:value-type="float" office:value="882371519.31355929" table:style-name="ce20">
            <text:p>882.371.519<text:s/></text:p>
          </table:table-cell>
          <table:table-cell office:value-type="float" office:value="488550066.95440608" table:style-name="ce20">
            <text:p>488.550.067<text:s/></text:p>
          </table:table-cell>
          <table:table-cell office:value-type="float" office:value="1955924999.1381295" table:style-name="ce20">
            <text:p>1.955.924.999<text:s/></text:p>
          </table:table-cell>
          <table:table-cell office:value-type="float" office:value="339792864.81617206" table:style-name="ce20">
            <text:p>339.792.865<text:s/></text:p>
          </table:table-cell>
          <table:table-cell office:value-type="float" office:value="5068946316.5708628" table:style-name="ce20">
            <text:p>5.068.946.317<text:s/></text:p>
          </table:table-cell>
          <table:table-cell office:value-type="float" office:value="16205773333.928102" table:style-name="ce20">
            <text:p>16.205.773.334<text:s/></text:p>
          </table:table-cell>
          <table:table-cell office:value-type="float" office:value="452092395.73726225" table:style-name="ce20">
            <text:p>452.092.396<text:s/></text:p>
          </table:table-cell>
          <table:table-cell office:value-type="float" office:value="240355562.56557065" table:style-name="ce20">
            <text:p>240.355.563<text:s/></text:p>
          </table:table-cell>
          <table:table-cell office:value-type="float" office:value="79779051.227812469" table:style-name="ce20">
            <text:p>79.779.051<text:s/></text:p>
          </table:table-cell>
          <table:table-cell office:value-type="float" office:value="5482546205.9800167" table:style-name="ce20">
            <text:p>5.482.546.206<text:s/></text:p>
          </table:table-cell>
          <table:table-cell office:value-type="float" office:value="4118242558.164887" table:style-name="ce20">
            <text:p>4.118.242.558<text:s/></text:p>
          </table:table-cell>
          <table:table-cell office:value-type="float" office:value="313682698.10022759" table:style-name="ce20">
            <text:p>313.682.698<text:s/></text:p>
          </table:table-cell>
          <table:table-cell office:value-type="float" office:value="42767588859.528976" table:style-name="ce20">
            <text:p>42.767.588.860<text:s/></text:p>
          </table:table-cell>
          <table:table-cell office:value-type="float" office:value="166612463.52008185" table:style-name="ce20">
            <text:p>166.612.464<text:s/></text:p>
          </table:table-cell>
          <table:table-cell office:value-type="float" office:value="148699284074.43997" table:style-name="ce21">
            <text:p>148.699.284.074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7" table:style-name="ro6">
          <table:table-cell table:style-name="ce7"/>
          <table:table-cell table:number-columns-repeated="16383" table:style-name="ce1"/>
        </table:table-row>
        <table:table-row table:number-rows-repeated="65471" table:style-name="ro6">
          <table:table-cell table:style-name="ce7"/>
          <table:table-cell table:number-columns-repeated="16383"/>
        </table:table-row>
        <table:table-row table:number-rows-repeated="98304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3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16-11-25T13:30:09Z</dc:date>
    <meta:print-date>2011-05-12T16:46:54Z</meta:print-date>
    <meta:editing-cycles>38</meta:editing-cycles>
    <meta:editing-duration>PT3960S</meta:editing-duration>
  </office:meta>
</office:document-meta>
</file>